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1D59B2264FA0CBDA.png" manifest:media-type="image/png"/>
  <manifest:file-entry manifest:full-path="Pictures/10000001000002C9000002828B786FEFDC2EA905.png" manifest:media-type="image/png"/>
  <manifest:file-entry manifest:full-path="Pictures/1000000100000268000001E0D4EA56C485F314DD.png" manifest:media-type="image/png"/>
  <manifest:file-entry manifest:full-path="Pictures/1000000000000230000001A4D217FBB728DFBF17.png" manifest:media-type="image/png"/>
  <manifest:file-entry manifest:full-path="Pictures/10000001000003E30000021A0B5CEC9116344224.png" manifest:media-type="image/png"/>
  <manifest:file-entry manifest:full-path="Pictures/100000000000005E0000005E88DD6821566B562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roman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/>
    </style:style>
    <style:style style:name="gr7" style:family="graphic" style:parent-style-name="standard">
      <style:graphic-properties draw:stroke="none" svg:stroke-color="#000000" draw:fill="none" draw:fill-color="#ffffff" fo:min-height="0.783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/>
      <style:paragraph-properties style:writing-mode="lr-tb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2.669cm" fo:min-width="3.056cm"/>
    </style:style>
    <style:style style:name="gr1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6" style:family="graphic" style:parent-style-name="standard">
      <style:graphic-properties draw:stroke="none" dr3d:vertical-segments="16" dr3d:close-front="true" dr3d:close-back="true"/>
    </style:style>
    <style:style style:name="gr17" style:family="graphic" style:parent-style-name="standard">
      <style:graphic-properties svg:stroke-color="#111111" draw:fill-color="#808080" draw:opacity="52%" draw:textarea-vertical-align="middle" draw:auto-grow-height="false" fo:min-height="0.987cm" fo:min-width="1.305cm"/>
    </style:style>
    <style:style style:name="gr18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/>
      <style:paragraph-properties style:writing-mode="lr-tb"/>
    </style:style>
    <style:style style:name="gr2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4.068cm" fo:min-width="6.23cm"/>
    </style:style>
    <style:style style:name="gr27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28cm"/>
      <style:paragraph-properties style:writing-mode="lr-tb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7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/>
      <style:paragraph-properties style:writing-mode="lr-tb"/>
    </style:style>
    <style:style style:name="gr40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41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5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07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0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81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27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736cm"/>
      <style:paragraph-properties style:writing-mode="lr-tb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831cm" fo:min-width="12.581c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8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79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position="33% 58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0B5CEC9116344224.png" xlink:type="simple" xlink:show="embed" xlink:actuate="onLoad" draw:mime-type="image/png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</text:span><text:span text:style-name="T2">t</text:span><text:span text:style-name="T2">u</text:span><text:span text:style-name="T2"> </text:span><text:span text:style-name="T2">B</text:span><text:span text:style-name="T2">l</text:span><text:span text:style-name="T2">a</text:span><text:span text:style-name="T2">i</text:span><text:span text:style-name="T2">r</text:span></text:p>
            <text:p><text:span text:style-name="T3">M</text:span><text:span text:style-name="T3">i</text:span><text:span text:style-name="T3">g</text:span><text:span text:style-name="T3">h</text:span><text:span text:style-name="T3">t</text:span><text:span text:style-name="T3">y</text:span><text:span text:style-name="T3"> </text:span><text:span text:style-name="T3">G</text:span><text:span text:style-name="T3">o</text:span><text:span text:style-name="T3">a</text:span><text:span text:style-name="T3">t</text:span><text:span text:style-name="T3"> </text:span><text:span text:style-name="T3">P</text:span><text:span text:style-name="T3">r</text:span><text:span text:style-name="T3">e</text:span><text:span text:style-name="T3">s</text:span><text:span text:style-name="T3">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D4EA56C485F314DD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8B786FEFDC2EA90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0B5CEC9116344224.png" xlink:type="simple" xlink:show="embed" xlink:actuate="onLoad" draw:mime-type="image/png">
            <text:p/>
          </draw:image>
        </draw:frame>
        <draw:custom-shape draw:style-name="gr4" draw:text-style-name="P5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</text:span><text:span text:style-name="T2">t</text:span><text:span text:style-name="T2">u</text:span><text:span text:style-name="T2"> </text:span><text:span text:style-name="T2">B</text:span><text:span text:style-name="T2">l</text:span><text:span text:style-name="T2">a</text:span><text:span text:style-name="T2">i</text:span><text:span text:style-name="T2">r</text:span></text:p>
            <text:p><text:span text:style-name="T3">M</text:span><text:span text:style-name="T3">i</text:span><text:span text:style-name="T3">g</text:span><text:span text:style-name="T3">h</text:span><text:span text:style-name="T3">t</text:span><text:span text:style-name="T3">y</text:span><text:span text:style-name="T3"> </text:span><text:span text:style-name="T3">G</text:span><text:span text:style-name="T3">o</text:span><text:span text:style-name="T3">a</text:span><text:span text:style-name="T3">t</text:span><text:span text:style-name="T3"> </text:span><text:span text:style-name="T3">P</text:span><text:span text:style-name="T3">r</text:span><text:span text:style-name="T3">e</text:span><text:span text:style-name="T3">s</text:span><text:span text:style-name="T3">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D4EA56C485F314DD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8B786FEFDC2EA905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0B5CEC9116344224.png" xlink:type="simple" xlink:show="embed" xlink:actuate="onLoad" draw:mime-type="image/png">
            <text:p/>
          </draw:image>
        </draw:frame>
        <draw:frame draw:style-name="gr3" draw:text-style-name="P4" draw:layer="layout" svg:width="11.648cm" svg:height="5.019cm" svg:x="1.162cm" svg:y="22.97cm">
          <draw:text-box>
            <text:p><text:span text:style-name="T2">S</text:span><text:span text:style-name="T2">t</text:span><text:span text:style-name="T2">u</text:span><text:span text:style-name="T2"> </text:span><text:span text:style-name="T2">B</text:span><text:span text:style-name="T2">l</text:span><text:span text:style-name="T2">a</text:span><text:span text:style-name="T2">i</text:span><text:span text:style-name="T2">r</text:span></text:p>
            <text:p><text:span text:style-name="T3">M</text:span><text:span text:style-name="T3">i</text:span><text:span text:style-name="T3">g</text:span><text:span text:style-name="T3">h</text:span><text:span text:style-name="T3">t</text:span><text:span text:style-name="T3">y</text:span><text:span text:style-name="T3"> </text:span><text:span text:style-name="T3">G</text:span><text:span text:style-name="T3">o</text:span><text:span text:style-name="T3">a</text:span><text:span text:style-name="T3">t</text:span><text:span text:style-name="T3"> </text:span><text:span text:style-name="T3">P</text:span><text:span text:style-name="T3">r</text:span><text:span text:style-name="T3">e</text:span><text:span text:style-name="T3">s</text:span><text:span text:style-name="T3">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D4EA56C485F314DD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8B786FEFDC2EA905.png" xlink:type="simple" xlink:show="embed" xlink:actuate="onLoad" draw:mime-type="image/png">
            <text:p/>
          </draw:image>
        </draw:frame>
        <draw:frame draw:style-name="gr5" draw:text-style-name="P6" draw:layer="layout" svg:width="19.558cm" svg:height="5.915cm" svg:x="1cm" svg:y="1.054cm">
          <draw:text-box>
            <text:p><text:span text:style-name="T4">M</text:span><text:span text:style-name="T4">a</text:span><text:span text:style-name="T4">t</text:span><text:span text:style-name="T4">h</text:span><text:span text:style-name="T4">e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l</text:span><text:span text:style-name="T4">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text:span text:style-name="T4"> </text:span></text:p>
            <text:p><text:span text:style-name="T4">f</text:span><text:span text:style-name="T4">o</text:span><text:span text:style-name="T4">r</text:span><text:span text:style-name="T4"> </text:span><text:span text:style-name="T4">E</text:span><text:span text:style-name="T4">n</text:span><text:span text:style-name="T4">g</text:span><text:span text:style-name="T4">i</text:span><text:span text:style-name="T4">n</text:span><text:span text:style-name="T4">e</text:span><text:span text:style-name="T4">e</text:span><text:span text:style-name="T4">r</text:span><text:span text:style-name="T4">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D217FBB728DFBF17.png" xlink:type="simple" xlink:show="embed" xlink:actuate="onLoad" draw:mime-type="image/png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1D59B2264FA0CBDA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6" draw:text-style-name="P7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8cm" svg:height="1.033cm" svg:x="6.841cm" svg:y="8.673cm">
          <draw:text-box>
            <text:p><text:span text:style-name="T5">i</text:span><text:span text:style-name="T5">n</text:span><text:span text:style-name="T5">s</text:span><text:span text:style-name="T5">u</text:span><text:span text:style-name="T5">l</text:span><text:span text:style-name="T5">a</text:span><text:span text:style-name="T5">t</text:span><text:span text:style-name="T5">e</text:span><text:span text:style-name="T5">d</text:span></text:p>
          </draw:text-box>
        </draw:frame>
        <draw:frame draw:style-name="gr7" draw:text-style-name="P4" draw:layer="layout" svg:width="3.048cm" svg:height="1.033cm" svg:x="6.841cm" svg:y="10.524cm">
          <draw:text-box>
            <text:p><text:span text:style-name="T5">i</text:span><text:span text:style-name="T5">n</text:span><text:span text:style-name="T5">s</text:span><text:span text:style-name="T5">u</text:span><text:span text:style-name="T5">l</text:span><text:span text:style-name="T5">a</text:span><text:span text:style-name="T5">t</text:span><text:span text:style-name="T5">e</text:span><text:span text:style-name="T5">d</text:span></text:p>
          </draw:text-box>
        </draw:frame>
        <draw:line draw:style-name="gr8" draw:text-style-name="P8" draw:layer="layout" svg:x1="12.81cm" svg:y1="10.015cm" svg:x2="13.572cm" svg:y2="10.015cm">
          <text:p/>
        </draw:line>
        <draw:line draw:style-name="gr8" draw:text-style-name="P8" draw:layer="layout" svg:x1="12.81cm" svg:y1="10.269cm" svg:x2="13.572cm" svg:y2="10.269cm">
          <text:p/>
        </draw:line>
        <draw:frame draw:style-name="gr9" draw:text-style-name="P9" draw:layer="layout" svg:width="3.292cm" svg:height="1.781cm" svg:x="12.82cm" svg:y="8.364cm">
          <draw:text-box>
            <text:p><text:span text:style-name="T6">c</text:span><text:span text:style-name="T6">o</text:span><text:span text:style-name="T6">n</text:span><text:span text:style-name="T6">v</text:span><text:span text:style-name="T6">e</text:span><text:span text:style-name="T6">c</text:span><text:span text:style-name="T6">ti</text:span><text:span text:style-name="T6">v</text:span><text:span text:style-name="T6">e </text:span></text:p>
            <text:p><text:span text:style-name="T6">h</text:span><text:span text:style-name="T6">e</text:span><text:span text:style-name="T6">a</text:span><text:span text:style-name="T6">t </text:span><text:span text:style-name="T6">tr</text:span><text:span text:style-name="T6">a</text:span><text:span text:style-name="T6">n</text:span><text:span text:style-name="T6">s</text:span><text:span text:style-name="T6">f</text:span><text:span text:style-name="T6">e</text:span><text:span text:style-name="T6">r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7cm" svg:height="0.32cm" draw:transform="skewX (-0.00279252680319093) rotate (-0.130725160974375) translate (15.2282846701464cm 10.4120006676701cm)" svg:viewBox="0 0 368 321" svg:d="M1 0c122 0 245 0 367 0-1 107-1 214-1 321-122 0-245 0-367 0 0-107 0-214 1-321z">
              <text:p/>
            </draw:path>
            <draw:path draw:style-name="gr11" draw:text-style-name="P11" draw:layer="layout" svg:width="0.204cm" svg:height="0.335cm" draw:transform="skewX (0.00296705972839038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draw:transform="skewX (0.00680678408277791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2" draw:text-style-name="P9" draw:layer="layout" svg:width="3.368cm" svg:height="1.781cm" svg:x="14.022cm" svg:y="10.814cm">
          <draw:text-box>
            <text:p><text:span text:style-name="T6">e</text:span><text:span text:style-name="T6">n</text:span><text:span text:style-name="T6">v</text:span><text:span text:style-name="T6">ir</text:span><text:span text:style-name="T6">o</text:span><text:span text:style-name="T6">n</text:span><text:span text:style-name="T6">m</text:span><text:span text:style-name="T6">e</text:span><text:span text:style-name="T6">n</text:span><text:span text:style-name="T6">t </text:span></text:p>
            <text:p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/text:p>
          </draw:text-box>
        </draw:frame>
        <draw:frame draw:style-name="gr13" draw:text-style-name="P9" draw:layer="layout" svg:width="2.106cm" svg:height="1.057cm" svg:x="2.254cm" svg:y="9.446cm">
          <draw:text-box>
            <text:p><text:span text:style-name="T6">fi</text:span><text:span text:style-name="T6">x</text:span><text:span text:style-name="T6">e</text:span><text:span text:style-name="T6">d </text:span><text:span text:style-name="T6">a</text:span><text:span text:style-name="T6">t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1" draw:text-style-name="P11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8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4" draw:text-style-name="P12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5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7" draw:text-style-name="P13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8" draw:text-style-name="P8" draw:layer="layout" svg:x1="13.699cm" svg:y1="14.969cm" svg:x2="13.699cm" svg:y2="11.413cm">
          <text:p/>
        </draw:line>
        <draw:line draw:style-name="gr18" draw:text-style-name="P8" draw:layer="layout" svg:x1="13.751cm" svg:y1="14.978cm" svg:x2="17.127cm" svg:y2="14.969cm">
          <text:p/>
        </draw:line>
        <draw:g>
          <svg:title>TexMaths</svg:title>
          <svg:desc>14§display§\theta§svg§600§FALSE§</svg:desc>
          <draw:g>
            <draw:path draw:style-name="gr10" draw:text-style-name="P10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1" draw:text-style-name="P11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19" draw:text-style-name="P8" draw:layer="layout" svg:x1="6.714cm" svg:y1="11.032cm" svg:x2="18.398cm" svg:y2="11.032cm">
          <text:p/>
        </draw:line>
        <draw:line draw:style-name="gr19" draw:text-style-name="P8" draw:layer="layout" svg:x1="6.701cm" svg:y1="11.032cm" svg:x2="6.714cm" svg:y2="7.222cm">
          <text:p/>
        </draw:line>
        <draw:line draw:style-name="gr20" draw:text-style-name="P8" draw:layer="layout" svg:x1="8.238cm" svg:y1="10.651cm" svg:x2="8.238cm" svg:y2="11.413cm">
          <text:p/>
        </draw:line>
        <draw:line draw:style-name="gr20" draw:text-style-name="P8" draw:layer="layout" svg:x1="16.62cm" svg:y1="10.651cm" svg:x2="16.62cm" svg:y2="11.413cm">
          <text:p/>
        </draw:line>
        <draw:frame draw:style-name="gr21" draw:text-style-name="P14" draw:layer="layout" svg:width="0.853cm" svg:height="1.033cm" svg:x="7.766cm" svg:y="11.921cm">
          <draw:text-box>
            <text:p><text:span text:style-name="T7">a</text:span></text:p>
          </draw:text-box>
        </draw:frame>
        <draw:frame draw:style-name="gr22" draw:text-style-name="P14" draw:layer="layout" svg:width="0.891cm" svg:height="1.033cm" svg:x="16.148cm" svg:y="11.721cm">
          <draw:text-box>
            <text:p><text:span text:style-name="T7">b</text:span></text:p>
          </draw:text-box>
        </draw:frame>
        <draw:path draw:style-name="gr23" draw:text-style-name="P8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>
          <svg:title>TexMaths</svg:title>
          <svg:desc>14§display§$u(x,t)$§svg§600§FALSE§</svg:desc>
          <draw:g>
            <draw:path draw:style-name="gr10" draw:text-style-name="P10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1" draw:text-style-name="P11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1" draw:text-style-name="P11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1" draw:text-style-name="P11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1" draw:text-style-name="P11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1" draw:text-style-name="P11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1" draw:text-style-name="P11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1" draw:text-style-name="P14" draw:layer="layout" svg:width="0.853cm" svg:height="1.033cm" svg:x="18.144cm" svg:y="11.413cm">
          <draw:text-box>
            <text:p><text:span text:style-name="T7">x</text:span></text:p>
          </draw:text-box>
        </draw:frame>
      </draw:page>
      <draw:page draw:name="page8" draw:style-name="dp1" draw:master-page-name="Default">
        <draw:line draw:style-name="gr19" draw:text-style-name="P8" draw:layer="layout" svg:x1="5.725cm" svg:y1="15.432cm" svg:x2="20.176cm" svg:y2="15.476cm">
          <text:p/>
        </draw:line>
        <draw:line draw:style-name="gr19" draw:text-style-name="P8" draw:layer="layout" svg:x1="5.712cm" svg:y1="15.433cm" svg:x2="5.687cm" svg:y2="7.558cm">
          <text:p/>
        </draw:line>
        <draw:line draw:style-name="gr24" draw:text-style-name="P8" draw:layer="layout" svg:x1="5.698cm" svg:y1="15.476cm" svg:x2="8.873cm" svg:y2="11.412cm">
          <text:p/>
        </draw:line>
        <draw:line draw:style-name="gr24" draw:text-style-name="P8" draw:layer="layout" svg:x1="14.334cm" svg:y1="11.412cm" svg:x2="8.874cm" svg:y2="11.412cm">
          <text:p/>
        </draw:line>
        <draw:line draw:style-name="gr24" draw:text-style-name="P8" draw:layer="layout" svg:x1="17.255cm" svg:y1="15.477cm" svg:x2="14.266cm" svg:y2="11.373cm">
          <text:p/>
        </draw:line>
        <draw:line draw:style-name="gr25" draw:text-style-name="P8" draw:layer="layout" svg:x1="8.873cm" svg:y1="15.349cm" svg:x2="8.874cm" svg:y2="11.412cm">
          <text:p/>
        </draw:line>
        <draw:line draw:style-name="gr25" draw:text-style-name="P8" draw:layer="layout" svg:x1="14.206cm" svg:y1="15.349cm" svg:x2="14.207cm" svg:y2="11.412cm">
          <text:p/>
        </draw:line>
        <draw:g>
          <svg:title>TexMaths</svg:title>
          <svg:desc>14§display§h§svg§600§FALSE§</svg:desc>
          <draw:g>
            <draw:path draw:style-name="gr10" draw:text-style-name="P10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1" draw:text-style-name="P11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5" draw:text-style-name="P8" draw:layer="layout" svg:x1="5.698cm" svg:y1="11.412cm" svg:x2="8.875cm" svg:y2="11.413cm">
          <text:p/>
        </draw:line>
        <draw:g>
          <svg:title>TexMaths</svg:title>
          <svg:desc>14§display§f(x)§svg§600§FALSE§</svg:desc>
          <draw:g>
            <draw:path draw:style-name="gr10" draw:text-style-name="P10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1" draw:text-style-name="P11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1" draw:text-style-name="P11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1" draw:text-style-name="P11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1" draw:text-style-name="P11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10" draw:text-style-name="P10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1" draw:text-style-name="P11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1" draw:text-style-name="P11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1" draw:text-style-name="P11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10" draw:text-style-name="P10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1" draw:text-style-name="P11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1" draw:text-style-name="P11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1" draw:text-style-name="P11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1" draw:text-style-name="P11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10" draw:text-style-name="P10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1" draw:text-style-name="P11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19" draw:text-style-name="P8" draw:layer="layout" svg:x1="5.725cm" svg:y1="10.249cm" svg:x2="15.096cm" svg:y2="10.249cm">
          <text:p/>
        </draw:line>
        <draw:line draw:style-name="gr19" draw:text-style-name="P8" draw:layer="layout" svg:x1="5.712cm" svg:y1="10.334cm" svg:x2="5.687cm" svg:y2="2.459cm">
          <text:p/>
        </draw:line>
        <draw:custom-shape draw:style-name="gr26" draw:text-style-name="P7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0.122cm" svg:x2="12.429cm" svg:y2="10.884cm">
          <text:p/>
        </draw:line>
        <draw:frame draw:style-name="gr21" draw:text-style-name="P4" draw:layer="layout" svg:width="0.853cm" svg:height="1.033cm" svg:x="12.211cm" svg:y="10.8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5.096cm">
          <draw:text-box>
            <text:p><text:span text:style-name="T5">b</text:span></text:p>
          </draw:text-box>
        </draw:frame>
        <draw:line draw:style-name="gr27" draw:text-style-name="P8" draw:layer="layout" svg:x1="5.698cm" svg:y1="5.931cm" svg:x2="5.063cm" svg:y2="5.9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3.3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0.758cm">
          <draw:text-box>
            <text:p><text:span text:style-name="T5">X</text:span></text:p>
          </draw:text-box>
        </draw:frame>
        <draw:line draw:style-name="gr29" draw:text-style-name="P8" draw:layer="layout" svg:x1="5.698cm" svg:y1="6.058cm" svg:x2="5.317cm" svg:y2="6.312cm">
          <text:p/>
        </draw:line>
        <draw:line draw:style-name="gr29" draw:text-style-name="P8" draw:layer="layout" svg:x1="5.698cm" svg:y1="6.312cm" svg:x2="5.317cm" svg:y2="6.566cm">
          <text:p/>
        </draw:line>
        <draw:line draw:style-name="gr29" draw:text-style-name="P8" draw:layer="layout" svg:x1="5.698cm" svg:y1="6.566cm" svg:x2="5.317cm" svg:y2="6.82cm">
          <text:p/>
        </draw:line>
        <draw:line draw:style-name="gr29" draw:text-style-name="P8" draw:layer="layout" svg:x1="5.698cm" svg:y1="6.821cm" svg:x2="5.317cm" svg:y2="7.075cm">
          <text:p/>
        </draw:line>
        <draw:line draw:style-name="gr29" draw:text-style-name="P8" draw:layer="layout" svg:x1="5.698cm" svg:y1="7.075cm" svg:x2="5.317cm" svg:y2="7.329cm">
          <text:p/>
        </draw:line>
        <draw:line draw:style-name="gr29" draw:text-style-name="P8" draw:layer="layout" svg:x1="5.698cm" svg:y1="7.329cm" svg:x2="5.317cm" svg:y2="7.583cm">
          <text:p/>
        </draw:line>
        <draw:line draw:style-name="gr29" draw:text-style-name="P8" draw:layer="layout" svg:x1="5.698cm" svg:y1="7.582cm" svg:x2="5.317cm" svg:y2="7.836cm">
          <text:p/>
        </draw:line>
        <draw:line draw:style-name="gr29" draw:text-style-name="P8" draw:layer="layout" svg:x1="5.698cm" svg:y1="7.836cm" svg:x2="5.317cm" svg:y2="8.09cm">
          <text:p/>
        </draw:line>
        <draw:line draw:style-name="gr29" draw:text-style-name="P8" draw:layer="layout" svg:x1="5.698cm" svg:y1="8.091cm" svg:x2="5.317cm" svg:y2="8.345cm">
          <text:p/>
        </draw:line>
        <draw:line draw:style-name="gr29" draw:text-style-name="P8" draw:layer="layout" svg:x1="5.698cm" svg:y1="8.345cm" svg:x2="5.317cm" svg:y2="8.599cm">
          <text:p/>
        </draw:line>
        <draw:line draw:style-name="gr29" draw:text-style-name="P8" draw:layer="layout" svg:x1="5.698cm" svg:y1="8.599cm" svg:x2="5.317cm" svg:y2="8.853cm">
          <text:p/>
        </draw:line>
        <draw:line draw:style-name="gr29" draw:text-style-name="P8" draw:layer="layout" svg:x1="5.698cm" svg:y1="8.852cm" svg:x2="5.317cm" svg:y2="9.106cm">
          <text:p/>
        </draw:line>
        <draw:line draw:style-name="gr29" draw:text-style-name="P8" draw:layer="layout" svg:x1="5.698cm" svg:y1="9.106cm" svg:x2="5.317cm" svg:y2="9.36cm">
          <text:p/>
        </draw:line>
        <draw:line draw:style-name="gr29" draw:text-style-name="P8" draw:layer="layout" svg:x1="5.698cm" svg:y1="9.36cm" svg:x2="5.317cm" svg:y2="9.614cm">
          <text:p/>
        </draw:line>
        <draw:line draw:style-name="gr29" draw:text-style-name="P8" draw:layer="layout" svg:x1="5.698cm" svg:y1="9.615cm" svg:x2="5.317cm" svg:y2="9.869cm">
          <text:p/>
        </draw:line>
        <draw:line draw:style-name="gr29" draw:text-style-name="P8" draw:layer="layout" svg:x1="5.698cm" svg:y1="9.869cm" svg:x2="5.317cm" svg:y2="10.123cm">
          <text:p/>
        </draw:line>
        <draw:line draw:style-name="gr29" draw:text-style-name="P8" draw:layer="layout" svg:x1="5.698cm" svg:y1="10.123cm" svg:x2="5.317cm" svg:y2="10.377cm">
          <text:p/>
        </draw:line>
        <draw:line draw:style-name="gr29" draw:text-style-name="P8" draw:layer="layout" svg:x1="12.81cm" svg:y1="6.312cm" svg:x2="12.429cm" svg:y2="6.058cm">
          <text:p/>
        </draw:line>
        <draw:line draw:style-name="gr29" draw:text-style-name="P8" draw:layer="layout" svg:x1="5.699cm" svg:y1="6.058cm" svg:x2="5.318cm" svg:y2="6.312cm">
          <text:p/>
        </draw:line>
        <draw:line draw:style-name="gr29" draw:text-style-name="P8" draw:layer="layout" svg:x1="12.81cm" svg:y1="6.566cm" svg:x2="12.429cm" svg:y2="6.312cm">
          <text:p/>
        </draw:line>
        <draw:line draw:style-name="gr29" draw:text-style-name="P8" draw:layer="layout" svg:x1="12.81cm" svg:y1="6.82cm" svg:x2="12.429cm" svg:y2="6.566cm">
          <text:p/>
        </draw:line>
        <draw:line draw:style-name="gr29" draw:text-style-name="P8" draw:layer="layout" svg:x1="12.81cm" svg:y1="7.075cm" svg:x2="12.429cm" svg:y2="6.821cm">
          <text:p/>
        </draw:line>
        <draw:line draw:style-name="gr29" draw:text-style-name="P8" draw:layer="layout" svg:x1="12.81cm" svg:y1="7.329cm" svg:x2="12.429cm" svg:y2="7.075cm">
          <text:p/>
        </draw:line>
        <draw:line draw:style-name="gr29" draw:text-style-name="P8" draw:layer="layout" svg:x1="12.81cm" svg:y1="7.583cm" svg:x2="12.429cm" svg:y2="7.329cm">
          <text:p/>
        </draw:line>
        <draw:line draw:style-name="gr29" draw:text-style-name="P8" draw:layer="layout" svg:x1="12.81cm" svg:y1="7.836cm" svg:x2="12.429cm" svg:y2="7.582cm">
          <text:p/>
        </draw:line>
        <draw:line draw:style-name="gr29" draw:text-style-name="P8" draw:layer="layout" svg:x1="12.81cm" svg:y1="8.09cm" svg:x2="12.429cm" svg:y2="7.836cm">
          <text:p/>
        </draw:line>
        <draw:line draw:style-name="gr29" draw:text-style-name="P8" draw:layer="layout" svg:x1="12.81cm" svg:y1="8.345cm" svg:x2="12.429cm" svg:y2="8.091cm">
          <text:p/>
        </draw:line>
        <draw:line draw:style-name="gr29" draw:text-style-name="P8" draw:layer="layout" svg:x1="12.81cm" svg:y1="8.599cm" svg:x2="12.429cm" svg:y2="8.345cm">
          <text:p/>
        </draw:line>
        <draw:line draw:style-name="gr29" draw:text-style-name="P8" draw:layer="layout" svg:x1="12.81cm" svg:y1="8.853cm" svg:x2="12.429cm" svg:y2="8.599cm">
          <text:p/>
        </draw:line>
        <draw:line draw:style-name="gr29" draw:text-style-name="P8" draw:layer="layout" svg:x1="12.81cm" svg:y1="9.106cm" svg:x2="12.429cm" svg:y2="8.852cm">
          <text:p/>
        </draw:line>
        <draw:line draw:style-name="gr29" draw:text-style-name="P8" draw:layer="layout" svg:x1="12.81cm" svg:y1="9.36cm" svg:x2="12.429cm" svg:y2="9.106cm">
          <text:p/>
        </draw:line>
        <draw:line draw:style-name="gr29" draw:text-style-name="P8" draw:layer="layout" svg:x1="12.81cm" svg:y1="9.614cm" svg:x2="12.429cm" svg:y2="9.36cm">
          <text:p/>
        </draw:line>
        <draw:line draw:style-name="gr29" draw:text-style-name="P8" draw:layer="layout" svg:x1="12.81cm" svg:y1="9.869cm" svg:x2="12.429cm" svg:y2="9.615cm">
          <text:p/>
        </draw:line>
        <draw:line draw:style-name="gr29" draw:text-style-name="P8" draw:layer="layout" svg:x1="12.81cm" svg:y1="10.123cm" svg:x2="12.429cm" svg:y2="9.869cm">
          <text:p/>
        </draw:line>
        <draw:line draw:style-name="gr29" draw:text-style-name="P8" draw:layer="layout" svg:x1="12.81cm" svg:y1="10.377cm" svg:x2="12.429cm" svg:y2="10.123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0" draw:text-style-name="P15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6" draw:layer="layout" svg:width="4.744cm" svg:height="1.057cm" svg:x="6.462cm" svg:y="8.682cm">
          <draw:text-box>
            <text:p><text:span text:style-name="T8">b</text:span><text:span text:style-name="T8">o</text:span><text:span text:style-name="T8">t</text:span><text:span text:style-name="T8">h </text:span><text:span text:style-name="T8">h</text:span><text:span text:style-name="T8">o</text:span><text:span text:style-name="T8">m</text:span><text:span text:style-name="T8">o</text:span><text:span text:style-name="T8">g</text:span><text:span text:style-name="T8">e</text:span><text:span text:style-name="T8">n</text:span><text:span text:style-name="T8">e</text:span><text:span text:style-name="T8">o</text:span><text:span text:style-name="T8">u</text:span><text:span text:style-name="T8">s</text:span></text:p>
          </draw:text-box>
        </draw:frame>
        <draw:frame draw:style-name="gr32" draw:text-style-name="P17" draw:layer="layout" svg:width="7.428cm" svg:height="1.057cm" svg:x="6.356cm" svg:y="1.995cm">
          <draw:text-box>
            <text:p><text:span text:style-name="T9">B</text:span><text:span text:style-name="T9">o</text:span><text:span text:style-name="T9">u</text:span><text:span text:style-name="T9">n</text:span><text:span text:style-name="T9">d</text:span><text:span text:style-name="T9">a</text:span><text:span text:style-name="T9">r</text:span><text:span text:style-name="T9">y </text:span><text:span text:style-name="T9">c</text:span><text:span text:style-name="T9">o</text:span><text:span text:style-name="T9">n</text:span><text:span text:style-name="T9">d</text:span><text:span text:style-name="T9">it</text:span><text:span text:style-name="T9">i</text:span><text:span text:style-name="T9">o</text:span><text:span text:style-name="T9">n</text:span><text:span text:style-name="T9">s </text:span><text:span text:style-name="T9">f</text:span><text:span text:style-name="T9">o</text:span><text:span text:style-name="T9">r </text:span><text:span text:style-name="T9">F</text:span><text:span text:style-name="T9">(</text:span><text:span text:style-name="T9">x</text:span><text:span text:style-name="T9">) </text:span></text:p>
          </draw:text-box>
        </draw:frame>
        <draw:line draw:style-name="gr19" draw:text-style-name="P8" draw:layer="layout" svg:x1="5.726cm" svg:y1="21.949cm" svg:x2="15.097cm" svg:y2="21.949cm">
          <text:p/>
        </draw:line>
        <draw:line draw:style-name="gr19" draw:text-style-name="P8" draw:layer="layout" svg:x1="5.713cm" svg:y1="22.034cm" svg:x2="5.688cm" svg:y2="14.159cm">
          <text:p/>
        </draw:line>
        <draw:custom-shape draw:style-name="gr26" draw:text-style-name="P7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3cm" svg:y1="21.822cm" svg:x2="12.43cm" svg:y2="22.584cm">
          <text:p/>
        </draw:line>
        <draw:frame draw:style-name="gr21" draw:text-style-name="P4" draw:layer="layout" svg:width="0.853cm" svg:height="1.033cm" svg:x="12.212cm" svg:y="22.5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4cm" svg:y="16.797cm">
          <draw:text-box>
            <text:p><text:span text:style-name="T5">b</text:span></text:p>
          </draw:text-box>
        </draw:frame>
        <draw:line draw:style-name="gr27" draw:text-style-name="P8" draw:layer="layout" svg:x1="5.698cm" svg:y1="17.631cm" svg:x2="5.063cm" svg:y2="17.6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5cm" svg:y="15.0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9cm" svg:y="22.457cm">
          <draw:text-box>
            <text:p><text:span text:style-name="T5">X</text:span></text:p>
          </draw:text-box>
        </draw:frame>
        <draw:line draw:style-name="gr29" draw:text-style-name="P8" draw:layer="layout" svg:x1="5.699cm" svg:y1="17.758cm" svg:x2="5.318cm" svg:y2="18.012cm">
          <text:p/>
        </draw:line>
        <draw:line draw:style-name="gr29" draw:text-style-name="P8" draw:layer="layout" svg:x1="5.699cm" svg:y1="18.012cm" svg:x2="5.318cm" svg:y2="18.266cm">
          <text:p/>
        </draw:line>
        <draw:line draw:style-name="gr29" draw:text-style-name="P8" draw:layer="layout" svg:x1="5.699cm" svg:y1="18.267cm" svg:x2="5.318cm" svg:y2="18.521cm">
          <text:p/>
        </draw:line>
        <draw:line draw:style-name="gr29" draw:text-style-name="P8" draw:layer="layout" svg:x1="5.699cm" svg:y1="18.521cm" svg:x2="5.318cm" svg:y2="18.775cm">
          <text:p/>
        </draw:line>
        <draw:line draw:style-name="gr29" draw:text-style-name="P8" draw:layer="layout" svg:x1="5.699cm" svg:y1="18.775cm" svg:x2="5.318cm" svg:y2="19.029cm">
          <text:p/>
        </draw:line>
        <draw:line draw:style-name="gr29" draw:text-style-name="P8" draw:layer="layout" svg:x1="5.699cm" svg:y1="19.028cm" svg:x2="5.318cm" svg:y2="19.282cm">
          <text:p/>
        </draw:line>
        <draw:line draw:style-name="gr29" draw:text-style-name="P8" draw:layer="layout" svg:x1="5.699cm" svg:y1="19.282cm" svg:x2="5.318cm" svg:y2="19.536cm">
          <text:p/>
        </draw:line>
        <draw:line draw:style-name="gr29" draw:text-style-name="P8" draw:layer="layout" svg:x1="5.699cm" svg:y1="19.536cm" svg:x2="5.318cm" svg:y2="19.79cm">
          <text:p/>
        </draw:line>
        <draw:line draw:style-name="gr29" draw:text-style-name="P8" draw:layer="layout" svg:x1="5.699cm" svg:y1="19.791cm" svg:x2="5.318cm" svg:y2="20.045cm">
          <text:p/>
        </draw:line>
        <draw:line draw:style-name="gr29" draw:text-style-name="P8" draw:layer="layout" svg:x1="5.699cm" svg:y1="20.045cm" svg:x2="5.318cm" svg:y2="20.299cm">
          <text:p/>
        </draw:line>
        <draw:line draw:style-name="gr29" draw:text-style-name="P8" draw:layer="layout" svg:x1="5.699cm" svg:y1="20.299cm" svg:x2="5.318cm" svg:y2="20.553cm">
          <text:p/>
        </draw:line>
        <draw:line draw:style-name="gr29" draw:text-style-name="P8" draw:layer="layout" svg:x1="5.699cm" svg:y1="20.552cm" svg:x2="5.318cm" svg:y2="20.806cm">
          <text:p/>
        </draw:line>
        <draw:line draw:style-name="gr29" draw:text-style-name="P8" draw:layer="layout" svg:x1="5.699cm" svg:y1="20.806cm" svg:x2="5.318cm" svg:y2="21.06cm">
          <text:p/>
        </draw:line>
        <draw:line draw:style-name="gr29" draw:text-style-name="P8" draw:layer="layout" svg:x1="5.699cm" svg:y1="21.061cm" svg:x2="5.318cm" svg:y2="21.315cm">
          <text:p/>
        </draw:line>
        <draw:line draw:style-name="gr29" draw:text-style-name="P8" draw:layer="layout" svg:x1="5.699cm" svg:y1="21.315cm" svg:x2="5.318cm" svg:y2="21.569cm">
          <text:p/>
        </draw:line>
        <draw:line draw:style-name="gr29" draw:text-style-name="P8" draw:layer="layout" svg:x1="5.699cm" svg:y1="21.569cm" svg:x2="5.318cm" svg:y2="21.823cm">
          <text:p/>
        </draw:line>
        <draw:line draw:style-name="gr29" draw:text-style-name="P8" draw:layer="layout" svg:x1="5.699cm" svg:y1="21.822cm" svg:x2="5.318cm" svg:y2="22.076cm">
          <text:p/>
        </draw:line>
        <draw:line draw:style-name="gr29" draw:text-style-name="P8" draw:layer="layout" svg:x1="12.811cm" svg:y1="18.012cm" svg:x2="12.43cm" svg:y2="17.758cm">
          <text:p/>
        </draw:line>
        <draw:line draw:style-name="gr29" draw:text-style-name="P8" draw:layer="layout" svg:x1="5.7cm" svg:y1="17.758cm" svg:x2="5.319cm" svg:y2="18.012cm">
          <text:p/>
        </draw:line>
        <draw:line draw:style-name="gr29" draw:text-style-name="P8" draw:layer="layout" svg:x1="12.811cm" svg:y1="18.266cm" svg:x2="12.43cm" svg:y2="18.012cm">
          <text:p/>
        </draw:line>
        <draw:line draw:style-name="gr29" draw:text-style-name="P8" draw:layer="layout" svg:x1="12.811cm" svg:y1="18.521cm" svg:x2="12.43cm" svg:y2="18.267cm">
          <text:p/>
        </draw:line>
        <draw:line draw:style-name="gr29" draw:text-style-name="P8" draw:layer="layout" svg:x1="12.811cm" svg:y1="18.775cm" svg:x2="12.43cm" svg:y2="18.521cm">
          <text:p/>
        </draw:line>
        <draw:line draw:style-name="gr29" draw:text-style-name="P8" draw:layer="layout" svg:x1="12.811cm" svg:y1="19.029cm" svg:x2="12.43cm" svg:y2="18.775cm">
          <text:p/>
        </draw:line>
        <draw:line draw:style-name="gr29" draw:text-style-name="P8" draw:layer="layout" svg:x1="12.811cm" svg:y1="19.282cm" svg:x2="12.43cm" svg:y2="19.028cm">
          <text:p/>
        </draw:line>
        <draw:line draw:style-name="gr29" draw:text-style-name="P8" draw:layer="layout" svg:x1="12.811cm" svg:y1="19.536cm" svg:x2="12.43cm" svg:y2="19.282cm">
          <text:p/>
        </draw:line>
        <draw:line draw:style-name="gr29" draw:text-style-name="P8" draw:layer="layout" svg:x1="12.811cm" svg:y1="19.79cm" svg:x2="12.43cm" svg:y2="19.536cm">
          <text:p/>
        </draw:line>
        <draw:line draw:style-name="gr29" draw:text-style-name="P8" draw:layer="layout" svg:x1="12.811cm" svg:y1="20.045cm" svg:x2="12.43cm" svg:y2="19.791cm">
          <text:p/>
        </draw:line>
        <draw:line draw:style-name="gr29" draw:text-style-name="P8" draw:layer="layout" svg:x1="12.811cm" svg:y1="20.299cm" svg:x2="12.43cm" svg:y2="20.045cm">
          <text:p/>
        </draw:line>
        <draw:line draw:style-name="gr29" draw:text-style-name="P8" draw:layer="layout" svg:x1="12.811cm" svg:y1="20.553cm" svg:x2="12.43cm" svg:y2="20.299cm">
          <text:p/>
        </draw:line>
        <draw:line draw:style-name="gr29" draw:text-style-name="P8" draw:layer="layout" svg:x1="12.811cm" svg:y1="20.806cm" svg:x2="12.43cm" svg:y2="20.552cm">
          <text:p/>
        </draw:line>
        <draw:line draw:style-name="gr29" draw:text-style-name="P8" draw:layer="layout" svg:x1="12.811cm" svg:y1="21.06cm" svg:x2="12.43cm" svg:y2="20.806cm">
          <text:p/>
        </draw:line>
        <draw:line draw:style-name="gr29" draw:text-style-name="P8" draw:layer="layout" svg:x1="12.811cm" svg:y1="21.315cm" svg:x2="12.43cm" svg:y2="21.061cm">
          <text:p/>
        </draw:line>
        <draw:line draw:style-name="gr29" draw:text-style-name="P8" draw:layer="layout" svg:x1="12.811cm" svg:y1="21.569cm" svg:x2="12.43cm" svg:y2="21.315cm">
          <text:p/>
        </draw:line>
        <draw:line draw:style-name="gr29" draw:text-style-name="P8" draw:layer="layout" svg:x1="12.811cm" svg:y1="21.823cm" svg:x2="12.43cm" svg:y2="21.569cm">
          <text:p/>
        </draw:line>
        <draw:line draw:style-name="gr29" draw:text-style-name="P8" draw:layer="layout" svg:x1="12.811cm" svg:y1="22.076cm" svg:x2="12.43cm" svg:y2="21.8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3cm" svg:y="23.303cm">
          <draw:text-box>
            <text:p><text:span text:style-name="T9">h</text:span><text:span text:style-name="T9">o</text:span><text:span text:style-name="T9">m</text:span><text:span text:style-name="T9">o</text:span><text:span text:style-name="T9">g</text:span><text:span text:style-name="T9">e</text:span><text:span text:style-name="T9">n</text:span><text:span text:style-name="T9">e</text:span><text:span text:style-name="T9">o</text:span><text:span text:style-name="T9">u</text:span><text:span text:style-name="T9">s</text:span></text:p>
          </draw:text-box>
        </draw:frame>
        <draw:frame draw:style-name="gr35" draw:text-style-name="P18" draw:layer="layout" svg:width="3.872cm" svg:height="1.781cm" svg:x="7.477cm" svg:y="15.255cm">
          <draw:text-box>
            <text:p text:style-name="P7"><text:span text:style-name="T9">n</text:span><text:span text:style-name="T9">o</text:span><text:span text:style-name="T9">t</text:span></text:p>
            <text:p text:style-name="P7"><text:span text:style-name="T9">h</text:span><text:span text:style-name="T9">o</text:span><text:span text:style-name="T9">m</text:span><text:span text:style-name="T9">o</text:span><text:span text:style-name="T9">g</text:span><text:span text:style-name="T9">e</text:span><text:span text:style-name="T9">n</text:span><text:span text:style-name="T9">e</text:span><text:span text:style-name="T9">o</text:span><text:span text:style-name="T9">u</text:span><text:span text:style-name="T9">s</text:span></text:p>
          </draw:text-box>
        </draw:frame>
        <draw:frame draw:style-name="gr36" draw:text-style-name="P9" draw:layer="layout" svg:width="9.905cm" svg:height="1.361cm" svg:x="6.334cm" svg:y="13.595cm">
          <draw:text-box>
            <text:p><text:span text:style-name="T9">B</text:span><text:span text:style-name="T9">o</text:span><text:span text:style-name="T9">u</text:span><text:span text:style-name="T9">n</text:span><text:span text:style-name="T9">d</text:span><text:span text:style-name="T9">a</text:span><text:span text:style-name="T9">r</text:span><text:span text:style-name="T9">y </text:span><text:span text:style-name="T9">c</text:span><text:span text:style-name="T9">o</text:span><text:span text:style-name="T9">n</text:span><text:span text:style-name="T9">d</text:span><text:span text:style-name="T9">it</text:span><text:span text:style-name="T9">i</text:span><text:span text:style-name="T9">o</text:span><text:span text:style-name="T9">n</text:span><text:span text:style-name="T9">s </text:span><text:span text:style-name="T9">f</text:span><text:span text:style-name="T9">o</text:span><text:span text:style-name="T9">r </text:span><text:span text:style-name="T9">G</text:span><text:span text:style-name="T9">(</text:span><text:span text:style-name="T9">y</text:span><text:span text:style-name="T9">)</text:span><text:span text:style-name="T6"> </text:span></text:p>
          </draw:text-box>
        </draw:frame>
      </draw:page>
      <draw:page draw:name="page11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2cm" svg:y="16.703cm">
          <draw:text-box>
            <text:p><text:span text:style-name="T9">h</text:span><text:span text:style-name="T9">o</text:span><text:span text:style-name="T9">m</text:span><text:span text:style-name="T9">o</text:span><text:span text:style-name="T9">g</text:span><text:span text:style-name="T9">e</text:span><text:span text:style-name="T9">n</text:span><text:span text:style-name="T9">e</text:span><text:span text:style-name="T9">o</text:span><text:span text:style-name="T9">u</text:span><text:span text:style-name="T9">s</text:span></text:p>
          </draw:text-box>
        </draw:frame>
        <draw:frame draw:style-name="gr35" draw:text-style-name="P18" draw:layer="layout" svg:width="3.872cm" svg:height="1.781cm" svg:x="7.476cm" svg:y="8.654cm">
          <draw:text-box>
            <text:p text:style-name="P7"><text:span text:style-name="T9">n</text:span><text:span text:style-name="T9">o</text:span><text:span text:style-name="T9">t</text:span></text:p>
            <text:p text:style-name="P7"><text:span text:style-name="T9">h</text:span><text:span text:style-name="T9">o</text:span><text:span text:style-name="T9">m</text:span><text:span text:style-name="T9">o</text:span><text:span text:style-name="T9">g</text:span><text:span text:style-name="T9">e</text:span><text:span text:style-name="T9">n</text:span><text:span text:style-name="T9">e</text:span><text:span text:style-name="T9">o</text:span><text:span text:style-name="T9">u</text:span><text:span text:style-name="T9">s</text:span></text:p>
          </draw:text-box>
        </draw:frame>
        <draw:frame draw:style-name="gr37" draw:text-style-name="P9" draw:layer="layout" svg:width="6.962cm" svg:height="1.057cm" svg:x="6.333cm" svg:y="6.995cm">
          <draw:text-box>
            <text:p><text:span text:style-name="T6">B</text:span><text:span text:style-name="T6">o</text:span><text:span text:style-name="T6">u</text:span><text:span text:style-name="T6">n</text:span><text:span text:style-name="T6">d</text:span><text:span text:style-name="T6">a</text:span><text:span text:style-name="T6">r</text:span><text:span text:style-name="T6">y </text:span><text:span text:style-name="T6">c</text:span><text:span text:style-name="T6">o</text:span><text:span text:style-name="T6">n</text:span><text:span text:style-name="T6">d</text:span><text:span text:style-name="T6">iti</text:span><text:span text:style-name="T6">o</text:span><text:span text:style-name="T6">n</text:span><text:span text:style-name="T6">s </text:span><text:span text:style-name="T6">f</text:span><text:span text:style-name="T6">o</text:span><text:span text:style-name="T6">r </text:span><text:span text:style-name="T6">G</text:span><text:span text:style-name="T6">(</text:span><text:span text:style-name="T6">y</text:span><text:span text:style-name="T6">) </text:span></text:p>
          </draw:text-box>
        </draw:frame>
      </draw:page>
      <draw:page draw:name="page12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5.699cm" svg:y1="11.159cm" svg:x2="5.318cm" svg:y2="11.413cm">
          <text:p/>
        </draw:line>
        <draw:g>
          <svg:title>TexMaths</svg:title>
          <svg:desc>14§display§u_x(a,y) = g(y)§svg§600§FALSE§</svg:desc>
          <draw:g>
            <draw:path draw:style-name="gr10" draw:text-style-name="P10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1" draw:text-style-name="P11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1" draw:text-style-name="P11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1" draw:text-style-name="P11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1" draw:text-style-name="P11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1" draw:text-style-name="P11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10" draw:text-style-name="P10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19" draw:text-style-name="P8" draw:layer="layout" svg:x1="6.902cm" svg:y1="9.424cm" svg:x2="16.273cm" svg:y2="9.424cm">
          <text:p/>
        </draw:line>
        <draw:line draw:style-name="gr19" draw:text-style-name="P8" draw:layer="layout" svg:x1="6.889cm" svg:y1="9.509cm" svg:x2="6.864cm" svg:y2="1.634cm">
          <text:p/>
        </draw:line>
        <draw:custom-shape draw:style-name="gr26" draw:text-style-name="P7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606cm" svg:y1="9.297cm" svg:x2="13.606cm" svg:y2="10.059cm">
          <text:p/>
        </draw:line>
        <draw:frame draw:style-name="gr21" draw:text-style-name="P4" draw:layer="layout" svg:width="0.853cm" svg:height="1.033cm" svg:x="13.388cm" svg:y="10.059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26cm" svg:y="4.271cm">
          <draw:text-box>
            <text:p><text:span text:style-name="T5">b</text:span></text:p>
          </draw:text-box>
        </draw:frame>
        <draw:line draw:style-name="gr27" draw:text-style-name="P8" draw:layer="layout" svg:x1="6.875cm" svg:y1="5.106cm" svg:x2="6.24cm" svg:y2="5.106cm">
          <text:p/>
        </draw:line>
        <draw:frame draw:style-name="gr28" draw:text-style-name="P4" draw:layer="layout" svg:width="0.925cm" svg:height="1.033cm" svg:x="5.351cm" svg:y="2.567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75cm" svg:y="9.932cm">
          <draw:text-box>
            <text:p><text:span text:style-name="T5">X</text:span></text:p>
          </draw:text-box>
        </draw:frame>
        <draw:line draw:style-name="gr29" draw:text-style-name="P8" draw:layer="layout" svg:x1="6.875cm" svg:y1="5.233cm" svg:x2="6.494cm" svg:y2="5.487cm">
          <text:p/>
        </draw:line>
        <draw:line draw:style-name="gr29" draw:text-style-name="P8" draw:layer="layout" svg:x1="6.875cm" svg:y1="5.487cm" svg:x2="6.494cm" svg:y2="5.741cm">
          <text:p/>
        </draw:line>
        <draw:line draw:style-name="gr29" draw:text-style-name="P8" draw:layer="layout" svg:x1="6.875cm" svg:y1="5.742cm" svg:x2="6.494cm" svg:y2="5.996cm">
          <text:p/>
        </draw:line>
        <draw:line draw:style-name="gr29" draw:text-style-name="P8" draw:layer="layout" svg:x1="6.875cm" svg:y1="5.996cm" svg:x2="6.494cm" svg:y2="6.25cm">
          <text:p/>
        </draw:line>
        <draw:line draw:style-name="gr29" draw:text-style-name="P8" draw:layer="layout" svg:x1="6.875cm" svg:y1="6.25cm" svg:x2="6.494cm" svg:y2="6.504cm">
          <text:p/>
        </draw:line>
        <draw:line draw:style-name="gr29" draw:text-style-name="P8" draw:layer="layout" svg:x1="6.875cm" svg:y1="6.504cm" svg:x2="6.494cm" svg:y2="6.758cm">
          <text:p/>
        </draw:line>
        <draw:line draw:style-name="gr29" draw:text-style-name="P8" draw:layer="layout" svg:x1="6.875cm" svg:y1="6.757cm" svg:x2="6.494cm" svg:y2="7.011cm">
          <text:p/>
        </draw:line>
        <draw:line draw:style-name="gr29" draw:text-style-name="P8" draw:layer="layout" svg:x1="6.875cm" svg:y1="7.011cm" svg:x2="6.494cm" svg:y2="7.265cm">
          <text:p/>
        </draw:line>
        <draw:line draw:style-name="gr29" draw:text-style-name="P8" draw:layer="layout" svg:x1="6.875cm" svg:y1="7.266cm" svg:x2="6.494cm" svg:y2="7.52cm">
          <text:p/>
        </draw:line>
        <draw:line draw:style-name="gr29" draw:text-style-name="P8" draw:layer="layout" svg:x1="6.875cm" svg:y1="7.52cm" svg:x2="6.494cm" svg:y2="7.774cm">
          <text:p/>
        </draw:line>
        <draw:line draw:style-name="gr29" draw:text-style-name="P8" draw:layer="layout" svg:x1="6.875cm" svg:y1="7.774cm" svg:x2="6.494cm" svg:y2="8.028cm">
          <text:p/>
        </draw:line>
        <draw:line draw:style-name="gr29" draw:text-style-name="P8" draw:layer="layout" svg:x1="6.875cm" svg:y1="8.027cm" svg:x2="6.494cm" svg:y2="8.281cm">
          <text:p/>
        </draw:line>
        <draw:line draw:style-name="gr29" draw:text-style-name="P8" draw:layer="layout" svg:x1="6.875cm" svg:y1="8.281cm" svg:x2="6.494cm" svg:y2="8.535cm">
          <text:p/>
        </draw:line>
        <draw:line draw:style-name="gr29" draw:text-style-name="P8" draw:layer="layout" svg:x1="6.875cm" svg:y1="8.535cm" svg:x2="6.494cm" svg:y2="8.789cm">
          <text:p/>
        </draw:line>
        <draw:line draw:style-name="gr29" draw:text-style-name="P8" draw:layer="layout" svg:x1="6.875cm" svg:y1="8.79cm" svg:x2="6.494cm" svg:y2="9.044cm">
          <text:p/>
        </draw:line>
        <draw:line draw:style-name="gr29" draw:text-style-name="P8" draw:layer="layout" svg:x1="6.875cm" svg:y1="9.044cm" svg:x2="6.494cm" svg:y2="9.298cm">
          <text:p/>
        </draw:line>
        <draw:line draw:style-name="gr29" draw:text-style-name="P8" draw:layer="layout" svg:x1="6.875cm" svg:y1="9.298cm" svg:x2="6.494cm" svg:y2="9.552cm">
          <text:p/>
        </draw:line>
        <draw:line draw:style-name="gr29" draw:text-style-name="P8" draw:layer="layout" svg:x1="13.987cm" svg:y1="5.487cm" svg:x2="13.606cm" svg:y2="5.233cm">
          <text:p/>
        </draw:line>
        <draw:line draw:style-name="gr29" draw:text-style-name="P8" draw:layer="layout" svg:x1="6.876cm" svg:y1="5.233cm" svg:x2="6.495cm" svg:y2="5.487cm">
          <text:p/>
        </draw:line>
        <draw:line draw:style-name="gr29" draw:text-style-name="P8" draw:layer="layout" svg:x1="13.987cm" svg:y1="5.741cm" svg:x2="13.606cm" svg:y2="5.487cm">
          <text:p/>
        </draw:line>
        <draw:line draw:style-name="gr29" draw:text-style-name="P8" draw:layer="layout" svg:x1="13.987cm" svg:y1="5.996cm" svg:x2="13.606cm" svg:y2="5.742cm">
          <text:p/>
        </draw:line>
        <draw:line draw:style-name="gr29" draw:text-style-name="P8" draw:layer="layout" svg:x1="13.987cm" svg:y1="6.25cm" svg:x2="13.606cm" svg:y2="5.996cm">
          <text:p/>
        </draw:line>
        <draw:line draw:style-name="gr29" draw:text-style-name="P8" draw:layer="layout" svg:x1="13.987cm" svg:y1="6.504cm" svg:x2="13.606cm" svg:y2="6.25cm">
          <text:p/>
        </draw:line>
        <draw:line draw:style-name="gr29" draw:text-style-name="P8" draw:layer="layout" svg:x1="13.987cm" svg:y1="6.758cm" svg:x2="13.606cm" svg:y2="6.504cm">
          <text:p/>
        </draw:line>
        <draw:line draw:style-name="gr29" draw:text-style-name="P8" draw:layer="layout" svg:x1="13.987cm" svg:y1="7.011cm" svg:x2="13.606cm" svg:y2="6.757cm">
          <text:p/>
        </draw:line>
        <draw:line draw:style-name="gr29" draw:text-style-name="P8" draw:layer="layout" svg:x1="13.987cm" svg:y1="7.265cm" svg:x2="13.606cm" svg:y2="7.011cm">
          <text:p/>
        </draw:line>
        <draw:line draw:style-name="gr29" draw:text-style-name="P8" draw:layer="layout" svg:x1="13.987cm" svg:y1="7.52cm" svg:x2="13.606cm" svg:y2="7.266cm">
          <text:p/>
        </draw:line>
        <draw:line draw:style-name="gr29" draw:text-style-name="P8" draw:layer="layout" svg:x1="13.987cm" svg:y1="7.774cm" svg:x2="13.606cm" svg:y2="7.52cm">
          <text:p/>
        </draw:line>
        <draw:line draw:style-name="gr29" draw:text-style-name="P8" draw:layer="layout" svg:x1="13.987cm" svg:y1="8.028cm" svg:x2="13.606cm" svg:y2="7.774cm">
          <text:p/>
        </draw:line>
        <draw:line draw:style-name="gr29" draw:text-style-name="P8" draw:layer="layout" svg:x1="13.987cm" svg:y1="8.281cm" svg:x2="13.606cm" svg:y2="8.027cm">
          <text:p/>
        </draw:line>
        <draw:line draw:style-name="gr29" draw:text-style-name="P8" draw:layer="layout" svg:x1="13.987cm" svg:y1="8.535cm" svg:x2="13.606cm" svg:y2="8.281cm">
          <text:p/>
        </draw:line>
        <draw:line draw:style-name="gr29" draw:text-style-name="P8" draw:layer="layout" svg:x1="13.987cm" svg:y1="8.789cm" svg:x2="13.606cm" svg:y2="8.535cm">
          <text:p/>
        </draw:line>
        <draw:line draw:style-name="gr29" draw:text-style-name="P8" draw:layer="layout" svg:x1="13.987cm" svg:y1="9.044cm" svg:x2="13.606cm" svg:y2="8.79cm">
          <text:p/>
        </draw:line>
        <draw:line draw:style-name="gr29" draw:text-style-name="P8" draw:layer="layout" svg:x1="13.987cm" svg:y1="9.298cm" svg:x2="13.606cm" svg:y2="9.044cm">
          <text:p/>
        </draw:line>
        <draw:line draw:style-name="gr29" draw:text-style-name="P8" draw:layer="layout" svg:x1="13.987cm" svg:y1="9.552cm" svg:x2="13.606cm" svg:y2="9.298cm">
          <text:p/>
        </draw:line>
        <draw:g>
          <svg:title>TexMaths</svg:title>
          <svg:desc>14§display§v(x,b) = f(x)§svg§600§FALSE§</svg:desc>
          <draw:g>
            <draw:path draw:style-name="gr10" draw:text-style-name="P10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1" draw:text-style-name="P11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1" draw:text-style-name="P11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1" draw:text-style-name="P11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1" draw:text-style-name="P11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1" draw:text-style-name="P11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1" draw:text-style-name="P11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1" draw:text-style-name="P11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1" draw:text-style-name="P11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1" draw:text-style-name="P11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10" draw:text-style-name="P10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1" draw:text-style-name="P11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1" draw:text-style-name="P11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1" draw:text-style-name="P11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9" draw:text-style-name="P8" draw:layer="layout" svg:x1="6.83cm" svg:y1="19.976cm" svg:x2="16.201cm" svg:y2="19.976cm">
          <text:p/>
        </draw:line>
        <draw:line draw:style-name="gr19" draw:text-style-name="P8" draw:layer="layout" svg:x1="6.817cm" svg:y1="20.06cm" svg:x2="6.792cm" svg:y2="12.185cm">
          <text:p/>
        </draw:line>
        <draw:custom-shape draw:style-name="gr26" draw:text-style-name="P7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534cm" svg:y1="19.849cm" svg:x2="13.534cm" svg:y2="20.611cm">
          <text:p/>
        </draw:line>
        <draw:frame draw:style-name="gr21" draw:text-style-name="P4" draw:layer="layout" svg:width="0.853cm" svg:height="1.033cm" svg:x="13.316cm" svg:y="20.611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188cm" svg:y="14.822cm">
          <draw:text-box>
            <text:p><text:span text:style-name="T5">b</text:span></text:p>
          </draw:text-box>
        </draw:frame>
        <draw:line draw:style-name="gr27" draw:text-style-name="P8" draw:layer="layout" svg:x1="6.803cm" svg:y1="15.657cm" svg:x2="6.168cm" svg:y2="15.657cm">
          <text:p/>
        </draw:line>
        <draw:frame draw:style-name="gr28" draw:text-style-name="P4" draw:layer="layout" svg:width="0.925cm" svg:height="1.033cm" svg:x="5.279cm" svg:y="13.118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03cm" svg:y="20.484cm">
          <draw:text-box>
            <text:p><text:span text:style-name="T5">X</text:span></text:p>
          </draw:text-box>
        </draw:frame>
        <draw:line draw:style-name="gr29" draw:text-style-name="P8" draw:layer="layout" svg:x1="6.803cm" svg:y1="15.785cm" svg:x2="6.422cm" svg:y2="16.039cm">
          <text:p/>
        </draw:line>
        <draw:line draw:style-name="gr29" draw:text-style-name="P8" draw:layer="layout" svg:x1="6.803cm" svg:y1="16.038cm" svg:x2="6.422cm" svg:y2="16.292cm">
          <text:p/>
        </draw:line>
        <draw:line draw:style-name="gr29" draw:text-style-name="P8" draw:layer="layout" svg:x1="6.803cm" svg:y1="16.292cm" svg:x2="6.422cm" svg:y2="16.546cm">
          <text:p/>
        </draw:line>
        <draw:line draw:style-name="gr29" draw:text-style-name="P8" draw:layer="layout" svg:x1="6.803cm" svg:y1="16.547cm" svg:x2="6.422cm" svg:y2="16.801cm">
          <text:p/>
        </draw:line>
        <draw:line draw:style-name="gr29" draw:text-style-name="P8" draw:layer="layout" svg:x1="6.803cm" svg:y1="16.801cm" svg:x2="6.422cm" svg:y2="17.055cm">
          <text:p/>
        </draw:line>
        <draw:line draw:style-name="gr29" draw:text-style-name="P8" draw:layer="layout" svg:x1="6.803cm" svg:y1="17.055cm" svg:x2="6.422cm" svg:y2="17.309cm">
          <text:p/>
        </draw:line>
        <draw:line draw:style-name="gr29" draw:text-style-name="P8" draw:layer="layout" svg:x1="6.803cm" svg:y1="17.308cm" svg:x2="6.422cm" svg:y2="17.562cm">
          <text:p/>
        </draw:line>
        <draw:line draw:style-name="gr29" draw:text-style-name="P8" draw:layer="layout" svg:x1="6.803cm" svg:y1="17.562cm" svg:x2="6.422cm" svg:y2="17.816cm">
          <text:p/>
        </draw:line>
        <draw:line draw:style-name="gr29" draw:text-style-name="P8" draw:layer="layout" svg:x1="6.803cm" svg:y1="17.816cm" svg:x2="6.422cm" svg:y2="18.07cm">
          <text:p/>
        </draw:line>
        <draw:line draw:style-name="gr29" draw:text-style-name="P8" draw:layer="layout" svg:x1="6.803cm" svg:y1="18.071cm" svg:x2="6.422cm" svg:y2="18.325cm">
          <text:p/>
        </draw:line>
        <draw:line draw:style-name="gr29" draw:text-style-name="P8" draw:layer="layout" svg:x1="6.803cm" svg:y1="18.325cm" svg:x2="6.422cm" svg:y2="18.579cm">
          <text:p/>
        </draw:line>
        <draw:line draw:style-name="gr29" draw:text-style-name="P8" draw:layer="layout" svg:x1="6.803cm" svg:y1="18.579cm" svg:x2="6.422cm" svg:y2="18.833cm">
          <text:p/>
        </draw:line>
        <draw:line draw:style-name="gr29" draw:text-style-name="P8" draw:layer="layout" svg:x1="6.803cm" svg:y1="18.832cm" svg:x2="6.422cm" svg:y2="19.086cm">
          <text:p/>
        </draw:line>
        <draw:line draw:style-name="gr29" draw:text-style-name="P8" draw:layer="layout" svg:x1="6.803cm" svg:y1="19.086cm" svg:x2="6.422cm" svg:y2="19.34cm">
          <text:p/>
        </draw:line>
        <draw:line draw:style-name="gr29" draw:text-style-name="P8" draw:layer="layout" svg:x1="6.803cm" svg:y1="19.34cm" svg:x2="6.422cm" svg:y2="19.594cm">
          <text:p/>
        </draw:line>
        <draw:line draw:style-name="gr29" draw:text-style-name="P8" draw:layer="layout" svg:x1="6.803cm" svg:y1="19.595cm" svg:x2="6.422cm" svg:y2="19.849cm">
          <text:p/>
        </draw:line>
        <draw:line draw:style-name="gr29" draw:text-style-name="P8" draw:layer="layout" svg:x1="6.803cm" svg:y1="19.849cm" svg:x2="6.422cm" svg:y2="20.103cm">
          <text:p/>
        </draw:line>
        <draw:line draw:style-name="gr29" draw:text-style-name="P8" draw:layer="layout" svg:x1="6.804cm" svg:y1="15.785cm" svg:x2="6.423cm" svg:y2="16.039cm">
          <text:p/>
        </draw:line>
        <draw:g>
          <svg:title>TexMaths</svg:title>
          <svg:desc>14§display§w(x,b) = 0§svg§600§FALSE§</svg:desc>
          <draw:g>
            <draw:path draw:style-name="gr10" draw:text-style-name="P10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1" draw:text-style-name="P11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1" draw:text-style-name="P11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1" draw:text-style-name="P11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10" draw:text-style-name="P10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1" draw:text-style-name="P11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1" draw:text-style-name="P11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10" draw:text-style-name="P10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1" draw:text-style-name="P11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1" draw:text-style-name="P11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10" draw:text-style-name="P10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1" draw:text-style-name="P11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1" draw:text-style-name="P11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10" draw:text-style-name="P10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1" draw:text-style-name="P11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1" draw:text-style-name="P11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1" draw:text-style-name="P11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1" draw:text-style-name="P11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1" draw:text-style-name="P11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1" draw:text-style-name="P11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1" draw:text-style-name="P11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1" draw:text-style-name="P11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10" draw:text-style-name="P10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1" draw:text-style-name="P11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1" draw:text-style-name="P11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1" draw:text-style-name="P11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1" draw:text-style-name="P11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1" draw:text-style-name="P11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1" draw:text-style-name="P11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10" draw:text-style-name="P10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1" draw:text-style-name="P11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1" draw:text-style-name="P11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1" draw:text-style-name="P11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1" draw:text-style-name="P11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10" draw:text-style-name="P10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1" draw:text-style-name="P11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1" draw:text-style-name="P11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1" draw:text-style-name="P11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1" draw:text-style-name="P11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0" draw:text-style-name="P15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111cm" svg:y="8.492cm">
          <draw:text-box>
            <text:p><text:span text:style-name="T10">h</text:span><text:span text:style-name="T10">o</text:span><text:span text:style-name="T10">m</text:span><text:span text:style-name="T10">o</text:span><text:span text:style-name="T10">g</text:span><text:span text:style-name="T10">e</text:span><text:span text:style-name="T10">n</text:span><text:span text:style-name="T10">e</text:span><text:span text:style-name="T10">o</text:span><text:span text:style-name="T10">u</text:span><text:span text:style-name="T10">s</text:span></text:p>
          </draw:text-box>
        </draw:frame>
        <draw:custom-shape draw:style-name="gr33" draw:text-style-name="P15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619cm" svg:y="18.525cm">
          <draw:text-box>
            <text:p><text:span text:style-name="T10">h</text:span><text:span text:style-name="T10">o</text:span><text:span text:style-name="T10">m</text:span><text:span text:style-name="T10">o</text:span><text:span text:style-name="T10">g</text:span><text:span text:style-name="T10">e</text:span><text:span text:style-name="T10">n</text:span><text:span text:style-name="T10">e</text:span><text:span text:style-name="T10">o</text:span><text:span text:style-name="T10">u</text:span><text:span text:style-name="T10">s</text:span></text:p>
          </draw:text-box>
        </draw:frame>
        <draw:frame draw:style-name="gr39" draw:text-style-name="P20" draw:layer="layout" svg:width="3.042cm" svg:height="1.733cm" svg:x="2.015cm" svg:y="2.904cm">
          <draw:text-box>
            <text:p text:style-name="P7"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/text:p>
            <text:p text:style-name="P7"><text:span text:style-name="T10">A</text:span></text:p>
          </draw:text-box>
        </draw:frame>
        <draw:frame draw:style-name="gr39" draw:text-style-name="P20" draw:layer="layout" svg:width="3.042cm" svg:height="1.733cm" svg:x="1.888cm" svg:y="12.026cm">
          <draw:text-box>
            <text:p text:style-name="P7"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/text:p>
            <text:p text:style-name="P7"><text:span text:style-name="T10">B</text:span></text:p>
          </draw:text-box>
        </draw:frame>
      </draw:page>
      <draw:page draw:name="page14" draw:style-name="dp1" draw:master-page-name="Default">
        <dr3d:scene draw:style-name="gr40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1" draw:layer="layout" svg:viewBox="0 -5000 2500 10000" svg:d="M0-5000h250 250 500 500 500 250 250v10000h-250-250-500-500-500-250-250z"/>
        </dr3d:scene>
        <draw:line draw:style-name="gr42" draw:text-style-name="P8" draw:layer="layout" svg:x1="6.079cm" svg:y1="16.111cm" svg:x2="5.952cm" svg:y2="11.285cm">
          <text:p/>
        </draw:line>
        <draw:line draw:style-name="gr42" draw:text-style-name="P8" draw:layer="layout" svg:x1="6.024cm" svg:y1="16.113cm" svg:x2="8.619cm" svg:y2="16.112cm">
          <text:p/>
        </draw:line>
        <draw:g>
          <svg:title>TexMaths</svg:title>
          <svg:desc>14§display§z§svg§600§FALSE§</svg:desc>
          <draw:path draw:style-name="gr43" draw:text-style-name="P10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4" draw:text-style-name="P11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>
          <svg:title>TexMaths</svg:title>
          <svg:desc>14§display§$r$§svg§600§FALSE§</svg:desc>
          <draw:path draw:style-name="gr43" draw:text-style-name="P10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4" draw:text-style-name="P11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>
          <svg:title>TexMaths</svg:title>
          <svg:desc>14§display§$u(r,0) = 0$§svg§600§FALSE§</svg:desc>
          <draw:path draw:style-name="gr43" draw:text-style-name="P10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4" draw:text-style-name="P11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r,1) = 0$§svg§600§FALSE§</svg:desc>
          <draw:path draw:style-name="gr43" draw:text-style-name="P10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4" draw:text-style-name="P11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1,z) = 1-z$§svg§600§FALSE§</svg:desc>
          <draw:path draw:style-name="gr43" draw:text-style-name="P10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4" draw:text-style-name="P11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4" draw:text-style-name="P11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4" draw:text-style-name="P11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4" draw:text-style-name="P11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4" draw:text-style-name="P11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4" draw:text-style-name="P11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4" draw:text-style-name="P11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4" draw:text-style-name="P11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5" draw:text-style-name="P8" draw:layer="layout" svg:x1="1.635cm" svg:y1="12.684cm" svg:x2="2.524cm" svg:y2="12.684cm">
          <text:p/>
        </draw:line>
        <draw:line draw:style-name="gr45" draw:text-style-name="P8" draw:layer="layout" svg:x1="2.736cm" svg:y1="12.684cm" svg:x2="3.625cm" svg:y2="12.684cm">
          <text:p/>
        </draw:line>
        <draw:line draw:style-name="gr45" draw:text-style-name="P8" draw:layer="layout" svg:x1="3.837cm" svg:y1="12.684cm" svg:x2="4.726cm" svg:y2="12.684cm">
          <text:p/>
        </draw:line>
        <draw:line draw:style-name="gr45" draw:text-style-name="P8" draw:layer="layout" svg:x1="4.938cm" svg:y1="12.684cm" svg:x2="5.827cm" svg:y2="12.684cm">
          <text:p/>
        </draw:line>
        <draw:line draw:style-name="gr45" draw:text-style-name="P8" draw:layer="layout" svg:x1="6.039cm" svg:y1="12.684cm" svg:x2="6.928cm" svg:y2="12.684cm">
          <text:p/>
        </draw:line>
        <draw:line draw:style-name="gr45" draw:text-style-name="P8" draw:layer="layout" svg:x1="7.14cm" svg:y1="12.684cm" svg:x2="8.029cm" svg:y2="12.684cm">
          <text:p/>
        </draw:line>
        <draw:line draw:style-name="gr45" draw:text-style-name="P8" draw:layer="layout" svg:x1="8.241cm" svg:y1="12.684cm" svg:x2="9.13cm" svg:y2="12.684cm">
          <text:p/>
        </draw:line>
        <draw:frame draw:style-name="gr46" draw:text-style-name="P21" draw:layer="layout" svg:width="0.853cm" svg:height="0.962cm" svg:x="1.662cm" svg:y="11.668cm">
          <draw:text-box>
            <text:p>1</text:p>
          </draw:text-box>
        </draw:frame>
        <draw:frame draw:style-name="gr46" draw:text-style-name="P21" draw:layer="layout" svg:width="0.853cm" svg:height="0.962cm" svg:x="2.763cm" svg:y="11.668cm">
          <draw:text-box>
            <text:p>1</text:p>
          </draw:text-box>
        </draw:frame>
        <draw:frame draw:style-name="gr46" draw:text-style-name="P21" draw:layer="layout" svg:width="0.853cm" svg:height="0.962cm" svg:x="3.864cm" svg:y="11.668cm">
          <draw:text-box>
            <text:p>1</text:p>
          </draw:text-box>
        </draw:frame>
        <draw:frame draw:style-name="gr46" draw:text-style-name="P21" draw:layer="layout" svg:width="0.853cm" svg:height="0.962cm" svg:x="4.964cm" svg:y="11.668cm">
          <draw:text-box>
            <text:p>0</text:p>
          </draw:text-box>
        </draw:frame>
        <draw:frame draw:style-name="gr46" draw:text-style-name="P21" draw:layer="layout" svg:width="0.853cm" svg:height="0.962cm" svg:x="6.065cm" svg:y="11.668cm">
          <draw:text-box>
            <text:p>1</text:p>
          </draw:text-box>
        </draw:frame>
        <draw:frame draw:style-name="gr46" draw:text-style-name="P21" draw:layer="layout" svg:width="0.853cm" svg:height="0.962cm" svg:x="7.166cm" svg:y="11.668cm">
          <draw:text-box>
            <text:p>0</text:p>
          </draw:text-box>
        </draw:frame>
        <draw:frame draw:style-name="gr46" draw:text-style-name="P21" draw:layer="layout" svg:width="0.853cm" svg:height="0.962cm" svg:x="8.267cm" svg:y="11.668cm">
          <draw:text-box>
            <text:p>0</text:p>
          </draw:text-box>
        </draw:frame>
        <draw:line draw:style-name="gr45" draw:text-style-name="P8" draw:layer="layout" svg:x1="11.668cm" svg:y1="12.711cm" svg:x2="12.557cm" svg:y2="12.711cm">
          <text:p/>
        </draw:line>
        <draw:frame draw:style-name="gr46" draw:text-style-name="P21" draw:layer="layout" svg:width="0.853cm" svg:height="0.962cm" svg:x="10.593cm" svg:y="11.695cm">
          <draw:text-box>
            <text:p>0</text:p>
          </draw:text-box>
        </draw:frame>
        <draw:frame draw:style-name="gr46" draw:text-style-name="P21" draw:layer="layout" svg:width="0.853cm" svg:height="0.962cm" svg:x="11.694cm" svg:y="11.695cm">
          <draw:text-box>
            <text:p>0</text:p>
          </draw:text-box>
        </draw:frame>
        <draw:line draw:style-name="gr45" draw:text-style-name="P8" draw:layer="layout" svg:x1="10.569cm" svg:y1="12.711cm" svg:x2="11.458cm" svg:y2="12.711cm">
          <text:p/>
        </draw:line>
        <draw:g>
          <svg:title>TexMaths</svg:title>
          <svg:desc>14§display§2^0§svg§600§FALSE§</svg:desc>
          <draw:path draw:style-name="gr43" draw:text-style-name="P10" draw:layer="layout" svg:width="0.37cm" svg:height="0.379cm" svg:x="1.889cm" svg:y="13.09cm" svg:viewBox="0 0 371 380" svg:d="M186 380c-62 0-124 0-186 0 0-127 0-253 0-380 124 0 247 0 371 0 0 127 0 253 0 380-62 0-124 0-185 0z">
            <text:p/>
          </draw:path>
          <draw:path draw:style-name="gr44" draw:text-style-name="P11" draw:layer="layout" svg:width="0.193cm" svg:height="0.326cm" svg:x="1.889cm" svg:y="13.168cm" svg:viewBox="0 0 194 327" svg:d="M38 289c17-17 34-33 51-50 76-69 105-95 105-144 0-56-43-95-103-95-55 0-91 46-91 89 0 27 24 27 25 27 8 0 25-6 25-25 0-13-8-25-25-25-4 0-5 0-7 0 11-32 38-51 67-51 45 0 66 41 66 80s-25 78-52 109c-31 35-62 70-93 105-6 5-6 5-6 18 60 0 121 0 181 0 5-29 9-57 13-85-4 0-8 0-11 0-3 14-7 36-11 43-3 4-37 4-46 4-30 0-59 0-88 0z">
            <text:p/>
          </draw:path>
          <draw:path draw:style-name="gr44" draw:text-style-name="P11" draw:layer="layout" svg:width="0.158cm" svg:height="0.234cm" svg:x="2.126cm" svg:y="13.065cm" svg:viewBox="0 0 159 235" svg:d="M159 119c0-38-4-66-21-90-10-15-31-29-58-29-80 0-80 94-80 119 0 24 0 116 80 116 79 0 79-93 79-116zM80 225c-16 0-37-9-44-38-5-19-5-47-5-72 0-26 0-52 5-70 7-28 30-35 44-35 18 0 36 11 41 30 6 20 7 44 7 75 0 25 0 50-5 71-7 32-30 39-43 39z">
            <text:p/>
          </draw:path>
        </draw:g>
        <draw:g>
          <svg:title>TexMaths</svg:title>
          <svg:desc>14§display§2^0§svg§600§FALSE§</svg:desc>
          <draw:path draw:style-name="gr43" draw:text-style-name="P10" draw:layer="layout" svg:width="0.37cm" svg:height="0.379cm" svg:x="3.017cm" svg:y="13.041cm" svg:viewBox="0 0 371 380" svg:d="M186 380c-62 0-124 0-186 0 0-127 0-253 0-380 124 0 247 0 371 0 0 127 0 253 0 380-62 0-124 0-185 0z">
            <text:p/>
          </draw:path>
          <draw:g>
            <svg:title>TexMaths</svg:title>
            <svg:desc>14§display§2^1§svg§600§FALSE§</svg:desc>
            <draw:path draw:style-name="gr43" draw:text-style-name="P10" draw:layer="layout" svg:width="0.355cm" svg:height="0.377cm" svg:x="3.032cm" svg:y="13.09cm" svg:viewBox="0 0 356 378" svg:d="M0 0c119 0 237 0 356 0 0 126 0 252 0 378-119 0-237 0-356 0 0-126 0-252 0-378z">
              <text:p/>
            </draw:path>
            <draw:path draw:style-name="gr44" draw:text-style-name="P11" draw:layer="layout" svg:width="0.193cm" svg:height="0.324cm" svg:x="3.032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23cm" svg:height="0.226cm" svg:x="3.289cm" svg:y="13.065cm" svg:viewBox="0 0 124 227" svg:d="M77 10c0-10 0-10-10-10-22 21-53 22-67 22 0 4 0 8 0 11 8 0 31 0 49-8 0 58 0 116 0 174 0 12 0 16-34 16-4 0-8 0-12 0 0 4 0 8 0 12 5-1 47-1 60-1 11 0 54 0 61 1 0-4 0-8 0-12-4 0-8 0-12 0-35 0-35-4-35-16 0-63 0-126 0-189z">
              <text:p/>
            </draw:path>
          </draw:g>
          <draw:g>
            <svg:title>TexMaths</svg:title>
            <svg:desc>14§display§2^2§svg§600§FALSE§</svg:desc>
            <draw:path draw:style-name="gr43" draw:text-style-name="P10" draw:layer="layout" svg:width="0.366cm" svg:height="0.379cm" svg:x="4.075cm" svg:y="13.068cm" svg:viewBox="0 0 367 380" svg:d="M183 380c-61 0-122 0-183 0 0-127 0-253 0-380 122 0 245 0 367 0 0 127 0 253 0 380-61 0-123 0-184 0z">
              <text:p/>
            </draw:path>
            <draw:path draw:style-name="gr44" draw:text-style-name="P11" draw:layer="layout" svg:width="0.193cm" svg:height="0.326cm" svg:x="4.075cm" svg:y="13.146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4" draw:text-style-name="P11" draw:layer="layout" svg:width="0.15cm" svg:height="0.227cm" svg:x="4.316cm" svg:y="13.043cm" svg:viewBox="0 0 151 228" svg:d="M151 165c-4 0-8 0-11 0-2 8-6 28-10 32-3 1-30 1-34 1-21 0-42 0-63 0 37-32 48-40 69-57 25-20 49-42 49-74 0-42-37-67-80-67s-71 31-71 61c0 19 14 20 18 20 7 0 18-6 18-18 0-7-3-18-21-18 12-25 34-32 51-32 33 0 51 26 51 54 0 29-21 53-32 66-27 27-55 55-82 82-3 3-3 3-3 13 47 0 93 0 140 0 3-21 7-42 11-63z">
              <text:p/>
            </draw:path>
          </draw:g>
          <draw:g>
            <svg:title>TexMaths</svg:title>
            <svg:desc>14§display§2^3§svg§600§FALSE§</svg:desc>
            <draw:path draw:style-name="gr43" draw:text-style-name="P10" draw:layer="layout" svg:width="0.369cm" svg:height="0.377cm" svg:x="5.177cm" svg:y="13.09cm" svg:viewBox="0 0 370 378" svg:d="M0 0c123 0 247 0 370 0 0 126 0 252 0 378-123 0-247 0-370 0 0-126 0-252 0-378z">
              <text:p/>
            </draw:path>
            <draw:path draw:style-name="gr44" draw:text-style-name="P11" draw:layer="layout" svg:width="0.193cm" svg:height="0.324cm" svg:x="5.177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57cm" svg:height="0.232cm" svg:x="5.414cm" svg:y="13.065cm" svg:viewBox="0 0 158 233" svg:d="M75 113c27 0 46 18 46 54 0 44-25 56-44 56-14 0-43-4-59-24 17-1 20-12 20-19 0-11-7-20-18-20-10 0-20 6-20 21 0 32 36 52 77 52 47 0 81-31 81-66 0-26-23-53-60-61 36-13 49-38 49-59 0-27-31-47-69-47s-67 18-67 46c0 11 7 18 18 18 10 0 17-8 17-18s-7-17-17-17c11-15 35-19 48-19 15 0 37 7 37 37 0 14-5 30-13 41-12 12-21 14-38 14-9 1-10 1-11 1-2 0-5 2-5 4 0 6 5 6 10 6 6 0 12 0 18 0z">
              <text:p/>
            </draw:path>
          </draw:g>
          <draw:g>
            <svg:title>TexMaths</svg:title>
            <svg:desc>14§display§2^4§svg§600§FALSE§</svg:desc>
            <draw:path draw:style-name="gr43" draw:text-style-name="P10" draw:layer="layout" svg:width="0.374cm" svg:height="0.382cm" svg:x="6.415cm" svg:y="13.09cm" svg:viewBox="0 0 375 383" svg:d="M0 0c125 0 250 0 375 0 0 128 0 255 0 383-125 0-250 0-375 0 0-128 0-255 0-383z">
              <text:p/>
            </draw:path>
            <draw:path draw:style-name="gr44" draw:text-style-name="P11" draw:layer="layout" svg:width="0.193cm" svg:height="0.324cm" svg:x="6.415cm" svg:y="13.173cm" svg:viewBox="0 0 194 325" svg:d="M38 288c17-17 34-34 51-51 75-67 105-93 105-142 0-56-43-95-103-95-56 0-91 45-91 88 0 28 24 28 25 28 8 0 25-7 25-27 0-12-8-25-25-25-4 0-5 0-7 0 11-32 38-50 67-50 43 0 64 40 64 81 0 39-24 77-50 108-32 34-63 69-95 104-4 6-4 7-4 18 60 0 121 0 181 0 4-28 9-56 13-85-4 0-8 0-11 0-3 16-7 37-12 44-4 4-36 4-46 4-29 0-58 0-87 0z">
              <text:p/>
            </draw:path>
            <draw:path draw:style-name="gr44" draw:text-style-name="P11" draw:layer="layout" svg:width="0.166cm" svg:height="0.229cm" svg:x="6.648cm" svg:y="13.065cm" svg:viewBox="0 0 167 230" svg:d="M167 175c0-5 0-9 0-13-12 0-25 0-37 0 0-51 0-101 0-152 0-7 0-10-9-10-4 0-5 0-8 4-38 53-75 105-113 158 0 4 0 8 0 13 33 0 67 0 100 0 0 9 0 18 0 28 0 12 0 15-28 15-3 0-6 0-9 0 0 4 0 8 0 12 18 0 39-1 51-1 13 0 35 1 52 1 0-4 0-8 0-12-3 0-6 0-8 0-28 0-28-3-28-15 0-10 0-19 0-28 12 0 25 0 37 0zM103 36c0 42 0 84 0 126-30 0-60 0-90 0 30-42 60-84 90-126z">
              <text:p/>
            </draw:path>
          </draw:g>
          <draw:g>
            <svg:title>TexMaths</svg:title>
            <svg:desc>14§display§2^5§svg§600§FALSE§</svg:desc>
            <draw:path draw:style-name="gr43" draw:text-style-name="P10" draw:layer="layout" svg:width="0.366cm" svg:height="0.379cm" svg:x="7.477cm" svg:y="13.09cm" svg:viewBox="0 0 367 380" svg:d="M183 380c-61 0-122 0-183 0 0-127 0-253 0-380 122 0 245 0 367 0 0 127 0 253 0 380-61 0-123 0-184 0z">
              <text:p/>
            </draw:path>
            <draw:path draw:style-name="gr44" draw:text-style-name="P11" draw:layer="layout" svg:width="0.193cm" svg:height="0.326cm" svg:x="7.477cm" svg:y="13.168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4" draw:text-style-name="P11" draw:layer="layout" svg:width="0.15cm" svg:height="0.234cm" svg:x="7.718cm" svg:y="13.065cm" svg:viewBox="0 0 151 235" svg:d="M31 36c18 4 28 4 33 4 45 0 71-30 71-34 0-5-1-6-4-6-1 0-1 0-3 1-7 3-25 10-51 10-9 0-27 0-49-10-4-1-4-1-6-1-4 0-4 4-4 10 0 33 0 67 0 100 0 6 0 10 6 10 3 0 4 0 7-4 15-20 36-22 47-22 21 0 29 16 32 19 6 11 9 25 9 45 0 10 0 31-12 44-8 13-22 21-39 21-22 0-46-12-54-34 13 1 19-7 19-17 0-14-12-17-16-17-2 0-17 0-17 18 0 31 28 62 68 62 44 0 83-33 83-76 0-39-30-74-73-74-14 0-32 3-47 17 0-22 0-44 0-66z">
              <text:p/>
            </draw:path>
          </draw:g>
          <draw:g>
            <svg:title>TexMaths</svg:title>
            <svg:desc>14§display§2^6§svg§600§FALSE§</svg:desc>
            <draw:path draw:style-name="gr43" draw:text-style-name="P10" draw:layer="layout" svg:width="0.369cm" svg:height="0.377cm" svg:x="8.493cm" svg:y="13.09cm" svg:viewBox="0 0 370 378" svg:d="M0 0c123 0 247 0 370 0 0 126 0 252 0 378-123 0-247 0-370 0 0-126 0-252 0-378z">
              <text:p/>
            </draw:path>
            <draw:path draw:style-name="gr44" draw:text-style-name="P11" draw:layer="layout" svg:width="0.193cm" svg:height="0.324cm" svg:x="8.493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57cm" svg:height="0.232cm" svg:x="8.73cm" svg:y="13.065cm" svg:viewBox="0 0 158 233" svg:d="M34 116c0-30 2-55 15-76 11-18 29-30 52-30 9 0 23 3 30 12-8 0-15 6-15 16 0 9 5 16 15 16 11 0 17-7 17-16 0-20-14-38-47-38-51 0-101 45-101 119 0 87 42 114 80 114 41 0 78-31 78-75s-35-76-74-76c-28 0-44 17-50 34zM80 223c-17 0-31-10-38-25-6-11-7-28-7-49 0-32 19-58 46-58 17 0 26 7 35 19 8 13 8 27 8 48 0 19 0 33-8 46-9 12-20 19-36 19z">
              <text:p/>
            </draw:path>
          </draw:g>
          <draw:g>
            <svg:title>TexMaths</svg:title>
            <svg:desc>14§display§2^{30}§svg§600§FALSE§</svg:desc>
            <draw:path draw:style-name="gr43" draw:text-style-name="P10" draw:layer="layout" svg:width="0.566cm" svg:height="0.379cm" svg:x="10.779cm" svg:y="13.09cm" svg:viewBox="0 0 567 380" svg:d="M283 380c-94 0-189 0-283 0 0-127 0-253 0-380 189 0 378 0 567 0 0 127 0 253 0 380-95 0-189 0-284 0z">
              <text:p/>
            </draw:path>
            <draw:path draw:style-name="gr44" draw:text-style-name="P11" draw:layer="layout" svg:width="0.195cm" svg:height="0.326cm" svg:x="10.779cm" svg:y="13.168cm" svg:viewBox="0 0 196 327" svg:d="M38 289c17-17 34-33 51-50 77-69 107-95 107-144 0-56-45-95-105-95-55 0-91 46-91 89 0 27 24 27 25 27 9 0 27-6 27-25 0-13-10-25-27-25-4 0-5 0-7 0 11-32 38-51 67-51 45 0 66 41 66 80s-25 78-52 109c-31 35-62 70-93 105-6 5-6 5-6 18 61 0 121 0 182 0 4-29 9-57 14-85-5 0-9 0-13 0-3 14-6 36-11 43-3 4-35 4-46 4-30 0-59 0-88 0z">
              <text:p/>
            </draw:path>
            <draw:path draw:style-name="gr44" draw:text-style-name="P11" draw:layer="layout" svg:width="0.157cm" svg:height="0.234cm" svg:x="11.018cm" svg:y="13.065cm" svg:viewBox="0 0 158 235" svg:d="M74 113c28 0 46 18 46 56 0 42-24 54-45 54-12 0-43-4-57-23 16-2 20-13 20-20 0-11-9-18-20-18-8 0-18 6-18 20 0 32 35 53 77 53 47 0 81-33 81-66 0-27-23-54-60-61 36-14 49-40 49-61 0-26-32-47-70-47-39 0-67 18-67 46 0 11 8 18 18 18 11 0 18-8 18-17 0-11-7-18-18-18 12-15 36-19 49-19 15 0 36 8 36 37 0 14-4 31-14 41-11 14-21 14-38 15-8 0-8 0-11 2-1 1-3 0-3 4s3 4 9 4 12 0 18 0z">
              <text:p/>
            </draw:path>
            <draw:path draw:style-name="gr44" draw:text-style-name="P11" draw:layer="layout" svg:width="0.158cm" svg:height="0.234cm" svg:x="11.212cm" svg:y="13.065cm" svg:viewBox="0 0 159 235" svg:d="M159 119c0-38-4-66-21-90-10-15-30-29-58-29-80 0-80 94-80 119 0 24 0 116 80 116 79 0 79-93 79-116zM80 225c-16 0-37-9-44-38-5-19-5-47-5-72 0-26 0-52 5-70 7-28 30-35 44-35 18 0 36 11 41 30 6 20 6 44 6 75 0 25 0 50-4 71-7 32-29 39-43 39z">
              <text:p/>
            </draw:path>
          </draw:g>
          <draw:g>
            <svg:title>TexMaths</svg:title>
            <svg:desc>14§display§2^{31}§svg§600§FALSE§</svg:desc>
            <draw:path draw:style-name="gr43" draw:text-style-name="P10" draw:layer="layout" svg:width="0.552cm" svg:height="0.379cm" svg:x="11.852cm" svg:y="13.09cm" svg:viewBox="0 0 553 380" svg:d="M277 380c-93 0-185 0-277 0 0-127 0-253 0-380 184 0 369 0 553 0 0 127 0 253 0 380-92 0-184 0-276 0z">
              <text:p/>
            </draw:path>
            <draw:path draw:style-name="gr44" draw:text-style-name="P11" draw:layer="layout" svg:width="0.195cm" svg:height="0.326cm" svg:x="11.852cm" svg:y="13.168cm" svg:viewBox="0 0 196 327" svg:d="M38 289c17-17 34-33 51-50 77-69 107-95 107-144 0-56-45-95-105-95-55 0-91 46-91 89 0 27 24 27 25 27 9 0 27-6 27-25 0-13-10-25-27-25-4 0-5 0-7 0 13-32 38-51 67-51 45 0 66 41 66 80s-25 78-52 109c-31 35-62 70-93 105-6 5-6 5-6 18 61 0 121 0 182 0 4-29 9-57 14-85-5 0-9 0-13 0-3 14-6 36-11 43-3 4-35 4-46 4-30 0-59 0-88 0z">
              <text:p/>
            </draw:path>
            <draw:path draw:style-name="gr44" draw:text-style-name="P11" draw:layer="layout" svg:width="0.157cm" svg:height="0.234cm" svg:x="12.091cm" svg:y="13.065cm" svg:viewBox="0 0 158 235" svg:d="M75 113c27 0 46 18 46 56 0 42-25 54-44 54-14 0-45-4-59-23 17-2 20-13 20-20 0-11-9-18-18-18-10 0-20 6-20 20 0 32 36 53 77 53 47 0 81-33 81-66 0-27-23-54-60-61 36-14 49-40 49-61 0-26-30-47-69-47-38 0-67 18-67 46 0 11 7 18 17 18 11 0 18-8 18-17 0-11-7-18-18-18 12-15 36-19 49-19 15 0 38 8 38 37 0 14-6 31-14 41-12 14-21 14-40 15-8 0-8 0-9 2-2 0-5 0-5 4s3 4 9 4 13 0 19 0z">
              <text:p/>
            </draw:path>
            <draw:path draw:style-name="gr44" draw:text-style-name="P11" draw:layer="layout" svg:width="0.125cm" svg:height="0.227cm" svg:x="12.304cm" svg:y="13.065cm" svg:viewBox="0 0 126 228" svg:d="M78 10c0-10-1-10-10-10-22 22-54 22-68 22 0 5 0 9 0 13 8 0 31 0 50-10 0 58 0 117 0 175 0 11 0 15-35 15-4 0-8 0-12 0 0 4 0 8 0 13 7 0 49-2 61-2 10 0 53 2 62 2 0-5 0-9 0-13-5 0-10 0-14 0-34 0-34-4-34-15 0-64 0-127 0-190z">
              <text:p/>
            </draw:path>
          </draw:g>
          <draw:custom-shape draw:style-name="gr47" draw:text-style-name="P22" draw:layer="layout" svg:width="0.127cm" svg:height="0.127cm" svg:x="4.81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4§display§\cdots§svg§600§FALSE§</svg:desc>
          <draw:path draw:style-name="gr43" draw:text-style-name="P10" draw:layer="layout" svg:width="0.603cm" svg:height="0.202cm" svg:x="9.509cm" svg:y="12.482cm" svg:viewBox="0 0 604 203" svg:d="M303 203c-101 0-202 0-303 0 0-68 0-135 0-203 201 0 402 0 604 0 0 68 0 135 0 203-101 0-201 0-301 0z">
            <text:p/>
          </draw:path>
          <draw:path draw:style-name="gr44" draw:text-style-name="P11" draw:layer="layout" svg:width="0.064cm" svg:height="0.106cm" svg:x="9.53cm" svg:y="12.43cm" svg:viewBox="0 0 65 107" svg:d="M65 55c0-29-14-55-32-55-17 0-33 26-33 55s16 52 33 52c18 0 32-23 32-52z">
            <text:p/>
          </draw:path>
          <draw:path draw:style-name="gr44" draw:text-style-name="P11" draw:layer="layout" svg:width="0.064cm" svg:height="0.106cm" svg:x="9.804cm" svg:y="12.43cm" svg:viewBox="0 0 65 107" svg:d="M65 55c0-29-13-55-32-55-18 0-33 26-33 55s15 52 33 52c19 0 32-23 32-52z">
            <text:p/>
          </draw:path>
          <draw:path draw:style-name="gr44" draw:text-style-name="P11" draw:layer="layout" svg:width="0.064cm" svg:height="0.106cm" svg:x="10.079cm" svg:y="12.43cm" svg:viewBox="0 0 65 107" svg:d="M65 55c0-29-16-55-33-55-18 0-32 26-32 55s14 52 32 52c17 0 33-23 33-52z">
            <text:p/>
          </draw:path>
        </draw:g>
      </draw:page>
      <draw:page draw:name="page16" draw:style-name="dp1" draw:master-page-name="Default">
        <draw:line draw:style-name="gr45" draw:text-style-name="P8" draw:layer="layout" svg:x1="1.635cm" svg:y1="11.084cm" svg:x2="2.524cm" svg:y2="11.084cm">
          <text:p/>
        </draw:line>
        <draw:line draw:style-name="gr45" draw:text-style-name="P8" draw:layer="layout" svg:x1="2.736cm" svg:y1="11.084cm" svg:x2="3.625cm" svg:y2="11.084cm">
          <text:p/>
        </draw:line>
        <draw:line draw:style-name="gr45" draw:text-style-name="P8" draw:layer="layout" svg:x1="3.837cm" svg:y1="11.084cm" svg:x2="4.726cm" svg:y2="11.084cm">
          <text:p/>
        </draw:line>
        <draw:line draw:style-name="gr45" draw:text-style-name="P8" draw:layer="layout" svg:x1="4.938cm" svg:y1="11.084cm" svg:x2="5.827cm" svg:y2="11.084cm">
          <text:p/>
        </draw:line>
        <draw:line draw:style-name="gr45" draw:text-style-name="P8" draw:layer="layout" svg:x1="6.039cm" svg:y1="11.084cm" svg:x2="6.928cm" svg:y2="11.084cm">
          <text:p/>
        </draw:line>
        <draw:frame draw:style-name="gr46" draw:text-style-name="P21" draw:layer="layout" svg:width="0.853cm" svg:height="0.962cm" svg:x="1.662cm" svg:y="10.068cm">
          <draw:text-box>
            <text:p>1</text:p>
          </draw:text-box>
        </draw:frame>
        <draw:frame draw:style-name="gr46" draw:text-style-name="P21" draw:layer="layout" svg:width="0.853cm" svg:height="0.962cm" svg:x="2.763cm" svg:y="10.068cm">
          <draw:text-box>
            <text:p>1</text:p>
          </draw:text-box>
        </draw:frame>
        <draw:frame draw:style-name="gr46" draw:text-style-name="P21" draw:layer="layout" svg:width="0.853cm" svg:height="0.962cm" svg:x="3.864cm" svg:y="10.068cm">
          <draw:text-box>
            <text:p>1</text:p>
          </draw:text-box>
        </draw:frame>
        <draw:frame draw:style-name="gr46" draw:text-style-name="P21" draw:layer="layout" svg:width="0.853cm" svg:height="0.962cm" svg:x="4.964cm" svg:y="10.068cm">
          <draw:text-box>
            <text:p>0</text:p>
          </draw:text-box>
        </draw:frame>
        <draw:frame draw:style-name="gr46" draw:text-style-name="P21" draw:layer="layout" svg:width="0.853cm" svg:height="0.962cm" svg:x="6.065cm" svg:y="10.068cm">
          <draw:text-box>
            <text:p>1</text:p>
          </draw:text-box>
        </draw:frame>
        <draw:line draw:style-name="gr45" draw:text-style-name="P8" draw:layer="layout" svg:x1="1.636cm" svg:y1="13.311cm" svg:x2="2.525cm" svg:y2="13.311cm">
          <text:p/>
        </draw:line>
        <draw:line draw:style-name="gr45" draw:text-style-name="P8" draw:layer="layout" svg:x1="2.737cm" svg:y1="13.311cm" svg:x2="3.626cm" svg:y2="13.311cm">
          <text:p/>
        </draw:line>
        <draw:line draw:style-name="gr45" draw:text-style-name="P8" draw:layer="layout" svg:x1="3.838cm" svg:y1="13.311cm" svg:x2="4.727cm" svg:y2="13.311cm">
          <text:p/>
        </draw:line>
        <draw:line draw:style-name="gr45" draw:text-style-name="P8" draw:layer="layout" svg:x1="4.939cm" svg:y1="13.311cm" svg:x2="5.828cm" svg:y2="13.311cm">
          <text:p/>
        </draw:line>
        <draw:line draw:style-name="gr45" draw:text-style-name="P8" draw:layer="layout" svg:x1="6.04cm" svg:y1="13.311cm" svg:x2="6.929cm" svg:y2="13.311cm">
          <text:p/>
        </draw:line>
        <draw:frame draw:style-name="gr46" draw:text-style-name="P21" draw:layer="layout" svg:width="0.853cm" svg:height="0.962cm" svg:x="1.663cm" svg:y="12.295cm">
          <draw:text-box>
            <text:p>0</text:p>
          </draw:text-box>
        </draw:frame>
        <draw:frame draw:style-name="gr46" draw:text-style-name="P21" draw:layer="layout" svg:width="0.853cm" svg:height="0.962cm" svg:x="2.764cm" svg:y="12.295cm">
          <draw:text-box>
            <text:p>0</text:p>
          </draw:text-box>
        </draw:frame>
        <draw:frame draw:style-name="gr46" draw:text-style-name="P21" draw:layer="layout" svg:width="0.853cm" svg:height="0.962cm" svg:x="3.865cm" svg:y="12.295cm">
          <draw:text-box>
            <text:p>0</text:p>
          </draw:text-box>
        </draw:frame>
        <draw:frame draw:style-name="gr46" draw:text-style-name="P21" draw:layer="layout" svg:width="0.853cm" svg:height="0.962cm" svg:x="4.965cm" svg:y="12.295cm">
          <draw:text-box>
            <text:p>1</text:p>
          </draw:text-box>
        </draw:frame>
        <draw:frame draw:style-name="gr46" draw:text-style-name="P21" draw:layer="layout" svg:width="0.853cm" svg:height="0.962cm" svg:x="6.066cm" svg:y="12.295cm">
          <draw:text-box>
            <text:p>0</text:p>
          </draw:text-box>
        </draw:frame>
        <draw:frame draw:style-name="gr48" draw:text-style-name="P21" draw:layer="layout" svg:width="4.572cm" svg:height="1.27cm" svg:x="7.62cm" svg:y="12.354cm">
          <draw:text-box>
            <text:p>Flip the digits.</text:p>
          </draw:text-box>
        </draw:frame>
        <draw:line draw:style-name="gr45" draw:text-style-name="P8" draw:layer="layout" svg:x1="1.637cm" svg:y1="15.138cm" svg:x2="2.526cm" svg:y2="15.138cm">
          <text:p/>
        </draw:line>
        <draw:line draw:style-name="gr45" draw:text-style-name="P8" draw:layer="layout" svg:x1="2.738cm" svg:y1="15.138cm" svg:x2="3.627cm" svg:y2="15.138cm">
          <text:p/>
        </draw:line>
        <draw:line draw:style-name="gr45" draw:text-style-name="P8" draw:layer="layout" svg:x1="3.839cm" svg:y1="15.138cm" svg:x2="4.728cm" svg:y2="15.138cm">
          <text:p/>
        </draw:line>
        <draw:line draw:style-name="gr45" draw:text-style-name="P8" draw:layer="layout" svg:x1="4.94cm" svg:y1="15.138cm" svg:x2="5.829cm" svg:y2="15.138cm">
          <text:p/>
        </draw:line>
        <draw:line draw:style-name="gr45" draw:text-style-name="P8" draw:layer="layout" svg:x1="6.041cm" svg:y1="15.138cm" svg:x2="6.93cm" svg:y2="15.138cm">
          <text:p/>
        </draw:line>
        <draw:frame draw:style-name="gr46" draw:text-style-name="P21" draw:layer="layout" svg:width="0.853cm" svg:height="0.962cm" svg:x="1.664cm" svg:y="14.122cm">
          <draw:text-box>
            <text:p>1</text:p>
          </draw:text-box>
        </draw:frame>
        <draw:frame draw:style-name="gr46" draw:text-style-name="P21" draw:layer="layout" svg:width="0.853cm" svg:height="0.962cm" svg:x="2.765cm" svg:y="14.122cm">
          <draw:text-box>
            <text:p>0</text:p>
          </draw:text-box>
        </draw:frame>
        <draw:frame draw:style-name="gr46" draw:text-style-name="P21" draw:layer="layout" svg:width="0.853cm" svg:height="0.962cm" svg:x="3.866cm" svg:y="14.122cm">
          <draw:text-box>
            <text:p>0</text:p>
          </draw:text-box>
        </draw:frame>
        <draw:frame draw:style-name="gr46" draw:text-style-name="P21" draw:layer="layout" svg:width="0.853cm" svg:height="0.962cm" svg:x="4.966cm" svg:y="14.122cm">
          <draw:text-box>
            <text:p>1</text:p>
          </draw:text-box>
        </draw:frame>
        <draw:frame draw:style-name="gr46" draw:text-style-name="P21" draw:layer="layout" svg:width="0.853cm" svg:height="0.962cm" svg:x="6.067cm" svg:y="14.122cm">
          <draw:text-box>
            <text:p>0</text:p>
          </draw:text-box>
        </draw:frame>
        <draw:frame draw:style-name="gr49" draw:text-style-name="P21" draw:layer="layout" svg:width="5.895cm" svg:height="0.962cm" svg:x="7.747cm" svg:y="14.059cm">
          <draw:text-box>
            <text:p>Add one to get -23.</text:p>
          </draw:text-box>
        </draw:frame>
        <draw:line draw:style-name="gr45" draw:text-style-name="P8" draw:layer="layout" svg:x1="1.636cm" svg:y1="19.111cm" svg:x2="2.525cm" svg:y2="19.111cm">
          <text:p/>
        </draw:line>
        <draw:line draw:style-name="gr45" draw:text-style-name="P8" draw:layer="layout" svg:x1="2.737cm" svg:y1="19.111cm" svg:x2="3.626cm" svg:y2="19.111cm">
          <text:p/>
        </draw:line>
        <draw:line draw:style-name="gr45" draw:text-style-name="P8" draw:layer="layout" svg:x1="3.838cm" svg:y1="19.111cm" svg:x2="4.727cm" svg:y2="19.111cm">
          <text:p/>
        </draw:line>
        <draw:line draw:style-name="gr45" draw:text-style-name="P8" draw:layer="layout" svg:x1="4.939cm" svg:y1="19.111cm" svg:x2="5.828cm" svg:y2="19.111cm">
          <text:p/>
        </draw:line>
        <draw:line draw:style-name="gr45" draw:text-style-name="P8" draw:layer="layout" svg:x1="6.04cm" svg:y1="19.111cm" svg:x2="6.929cm" svg:y2="19.111cm">
          <text:p/>
        </draw:line>
        <draw:frame draw:style-name="gr46" draw:text-style-name="P21" draw:layer="layout" svg:width="0.853cm" svg:height="0.962cm" svg:x="1.663cm" svg:y="18.095cm">
          <draw:text-box>
            <text:p>1</text:p>
          </draw:text-box>
        </draw:frame>
        <draw:frame draw:style-name="gr46" draw:text-style-name="P21" draw:layer="layout" svg:width="0.853cm" svg:height="0.962cm" svg:x="2.764cm" svg:y="18.095cm">
          <draw:text-box>
            <text:p>1</text:p>
          </draw:text-box>
        </draw:frame>
        <draw:frame draw:style-name="gr46" draw:text-style-name="P21" draw:layer="layout" svg:width="0.853cm" svg:height="0.962cm" svg:x="3.865cm" svg:y="18.095cm">
          <draw:text-box>
            <text:p>1</text:p>
          </draw:text-box>
        </draw:frame>
        <draw:frame draw:style-name="gr46" draw:text-style-name="P21" draw:layer="layout" svg:width="0.853cm" svg:height="0.962cm" svg:x="4.965cm" svg:y="18.095cm">
          <draw:text-box>
            <text:p>0</text:p>
          </draw:text-box>
        </draw:frame>
        <draw:frame draw:style-name="gr46" draw:text-style-name="P21" draw:layer="layout" svg:width="0.853cm" svg:height="0.962cm" svg:x="6.066cm" svg:y="18.095cm">
          <draw:text-box>
            <text:p>1</text:p>
          </draw:text-box>
        </draw:frame>
        <draw:line draw:style-name="gr45" draw:text-style-name="P8" draw:layer="layout" svg:x1="1.738cm" svg:y1="20.465cm" svg:x2="2.627cm" svg:y2="20.465cm">
          <text:p/>
        </draw:line>
        <draw:line draw:style-name="gr45" draw:text-style-name="P8" draw:layer="layout" svg:x1="2.839cm" svg:y1="20.465cm" svg:x2="3.728cm" svg:y2="20.465cm">
          <text:p/>
        </draw:line>
        <draw:line draw:style-name="gr45" draw:text-style-name="P8" draw:layer="layout" svg:x1="3.94cm" svg:y1="20.465cm" svg:x2="4.829cm" svg:y2="20.465cm">
          <text:p/>
        </draw:line>
        <draw:line draw:style-name="gr45" draw:text-style-name="P8" draw:layer="layout" svg:x1="5.041cm" svg:y1="20.465cm" svg:x2="5.93cm" svg:y2="20.465cm">
          <text:p/>
        </draw:line>
        <draw:line draw:style-name="gr45" draw:text-style-name="P8" draw:layer="layout" svg:x1="6.142cm" svg:y1="20.465cm" svg:x2="7.031cm" svg:y2="20.465cm">
          <text:p/>
        </draw:line>
        <draw:frame draw:style-name="gr46" draw:text-style-name="P21" draw:layer="layout" svg:width="0.853cm" svg:height="0.962cm" svg:x="1.765cm" svg:y="19.449cm">
          <draw:text-box>
            <text:p>1</text:p>
          </draw:text-box>
        </draw:frame>
        <draw:frame draw:style-name="gr46" draw:text-style-name="P21" draw:layer="layout" svg:width="0.853cm" svg:height="0.962cm" svg:x="2.866cm" svg:y="19.449cm">
          <draw:text-box>
            <text:p>0</text:p>
          </draw:text-box>
        </draw:frame>
        <draw:frame draw:style-name="gr46" draw:text-style-name="P21" draw:layer="layout" svg:width="0.853cm" svg:height="0.962cm" svg:x="3.967cm" svg:y="19.449cm">
          <draw:text-box>
            <text:p>0</text:p>
          </draw:text-box>
        </draw:frame>
        <draw:frame draw:style-name="gr46" draw:text-style-name="P21" draw:layer="layout" svg:width="0.853cm" svg:height="0.962cm" svg:x="5.067cm" svg:y="19.449cm">
          <draw:text-box>
            <text:p>1</text:p>
          </draw:text-box>
        </draw:frame>
        <draw:frame draw:style-name="gr46" draw:text-style-name="P21" draw:layer="layout" svg:width="0.853cm" svg:height="0.962cm" svg:x="6.168cm" svg:y="19.449cm">
          <draw:text-box>
            <text:p>0</text:p>
          </draw:text-box>
        </draw:frame>
        <draw:frame draw:style-name="gr50" draw:text-style-name="P21" draw:layer="layout" svg:width="1.205cm" svg:height="0.962cm" svg:x="9.147cm" svg:y="18.526cm">
          <draw:text-box>
            <text:p>23</text:p>
          </draw:text-box>
        </draw:frame>
        <draw:frame draw:style-name="gr51" draw:text-style-name="P21" draw:layer="layout" svg:width="1.416cm" svg:height="0.962cm" svg:x="8.947cm" svg:y="19.477cm">
          <draw:text-box>
            <text:p>-23</text:p>
          </draw:text-box>
        </draw:frame>
        <draw:line draw:style-name="gr45" draw:text-style-name="P8" draw:layer="layout" svg:x1="1.739cm" svg:y1="22.192cm" svg:x2="2.628cm" svg:y2="22.192cm">
          <text:p/>
        </draw:line>
        <draw:line draw:style-name="gr45" draw:text-style-name="P8" draw:layer="layout" svg:x1="2.84cm" svg:y1="22.192cm" svg:x2="3.729cm" svg:y2="22.192cm">
          <text:p/>
        </draw:line>
        <draw:line draw:style-name="gr45" draw:text-style-name="P8" draw:layer="layout" svg:x1="3.941cm" svg:y1="22.192cm" svg:x2="4.83cm" svg:y2="22.192cm">
          <text:p/>
        </draw:line>
        <draw:line draw:style-name="gr45" draw:text-style-name="P8" draw:layer="layout" svg:x1="5.042cm" svg:y1="22.192cm" svg:x2="5.931cm" svg:y2="22.192cm">
          <text:p/>
        </draw:line>
        <draw:line draw:style-name="gr45" draw:text-style-name="P8" draw:layer="layout" svg:x1="6.143cm" svg:y1="22.192cm" svg:x2="7.032cm" svg:y2="22.192cm">
          <text:p/>
        </draw:line>
        <draw:frame draw:style-name="gr46" draw:text-style-name="P21" draw:layer="layout" svg:width="0.853cm" svg:height="0.962cm" svg:x="1.766cm" svg:y="21.176cm">
          <draw:text-box>
            <text:p>0</text:p>
          </draw:text-box>
        </draw:frame>
        <draw:frame draw:style-name="gr46" draw:text-style-name="P21" draw:layer="layout" svg:width="0.853cm" svg:height="0.962cm" svg:x="2.867cm" svg:y="21.176cm">
          <draw:text-box>
            <text:p>0</text:p>
          </draw:text-box>
        </draw:frame>
        <draw:frame draw:style-name="gr46" draw:text-style-name="P21" draw:layer="layout" svg:width="0.853cm" svg:height="0.962cm" svg:x="3.968cm" svg:y="21.176cm">
          <draw:text-box>
            <text:p>0</text:p>
          </draw:text-box>
        </draw:frame>
        <draw:frame draw:style-name="gr46" draw:text-style-name="P21" draw:layer="layout" svg:width="0.853cm" svg:height="0.962cm" svg:x="5.068cm" svg:y="21.176cm">
          <draw:text-box>
            <text:p>0</text:p>
          </draw:text-box>
        </draw:frame>
        <draw:frame draw:style-name="gr46" draw:text-style-name="P21" draw:layer="layout" svg:width="0.853cm" svg:height="0.962cm" svg:x="6.169cm" svg:y="21.176cm">
          <draw:text-box>
            <text:p>0</text:p>
          </draw:text-box>
        </draw:frame>
        <draw:frame draw:style-name="gr52" draw:text-style-name="P21" draw:layer="layout" svg:width="6.319cm" svg:height="0.962cm" svg:x="2.143cm" svg:y="16.421cm">
          <draw:text-box>
            <text:p><text:s/>“carried” ones</text:p>
          </draw:text-box>
        </draw:frame>
        <draw:frame draw:style-name="gr53" draw:text-style-name="P23" draw:layer="layout" svg:width="0.777cm" svg:height="0.806cm" svg:x="2.778cm" svg:y="17.383cm">
          <draw:text-box>
            <text:p><text:span text:style-name="T6">1</text:span></text:p>
          </draw:text-box>
        </draw:frame>
        <draw:frame draw:style-name="gr53" draw:text-style-name="P23" draw:layer="layout" svg:width="0.777cm" svg:height="0.806cm" svg:x="3.879cm" svg:y="17.383cm">
          <draw:text-box>
            <text:p><text:span text:style-name="T6">1</text:span></text:p>
          </draw:text-box>
        </draw:frame>
        <draw:frame draw:style-name="gr53" draw:text-style-name="P23" draw:layer="layout" svg:width="0.777cm" svg:height="0.806cm" svg:x="4.98cm" svg:y="17.383cm">
          <draw:text-box>
            <text:p><text:span text:style-name="T6">1</text:span></text:p>
          </draw:text-box>
        </draw:frame>
        <draw:frame draw:style-name="gr53" draw:text-style-name="P23" draw:layer="layout" svg:width="0.777cm" svg:height="0.806cm" svg:x="6.081cm" svg:y="17.383cm">
          <draw:text-box>
            <text:p><text:span text:style-name="T6">1</text:span></text:p>
          </draw:text-box>
        </draw:frame>
        <draw:frame draw:style-name="gr54" draw:text-style-name="P21" draw:layer="layout" svg:width="6.729cm" svg:height="0.962cm" svg:x="7.62cm" svg:y="10.081cm">
          <draw:text-box>
            <text:p>Start with 23 in binary.</text:p>
          </draw:text-box>
        </draw:frame>
        <draw:custom-shape draw:style-name="gr55" draw:text-style-name="P1" draw:layer="layout" svg:width="13.081cm" svg:height="13.081cm" svg:x="1.508cm" svg:y="9.89cm">
          <text:p/>
          <draw:enhanced-geometry svg:viewBox="0 0 21600 21600" draw:type="rectangle" draw:enhanced-path="M 0 0 L 21600 0 21600 21600 0 21600 0 0 Z N"/>
        </draw:custom-shape>
        <draw:frame draw:style-name="gr50" draw:text-style-name="P21" draw:layer="layout" svg:width="1.205cm" svg:height="0.962cm" svg:x="8.377cm" svg:y="19.442cm">
          <draw:text-box>
            <text:p>+</text:p>
          </draw:text-box>
        </draw:frame>
        <draw:line draw:style-name="gr45" draw:text-style-name="P8" draw:layer="layout" svg:x1="8.62cm" svg:y1="20.431cm" svg:x2="10.332cm" svg:y2="20.465cm">
          <text:p/>
        </draw:line>
        <draw:frame draw:style-name="gr46" draw:text-style-name="P21" draw:layer="layout" svg:width="0.853cm" svg:height="0.962cm" svg:x="9.27cm" svg:y="20.776cm">
          <draw:text-box>
            <text:p>0</text:p>
          </draw:text-box>
        </draw:frame>
      </draw:page>
      <draw:page draw:name="page17" draw:style-name="dp1" draw:master-page-name="Default">
        <draw:line draw:style-name="gr45" draw:text-style-name="P8" draw:layer="layout" svg:x1="2.565cm" svg:y1="4.429cm" svg:x2="3.454cm" svg:y2="4.429cm">
          <text:p/>
        </draw:line>
        <draw:line draw:style-name="gr45" draw:text-style-name="P8" draw:layer="layout" svg:x1="3.666cm" svg:y1="4.429cm" svg:x2="4.555cm" svg:y2="4.429cm">
          <text:p/>
        </draw:line>
        <draw:line draw:style-name="gr45" draw:text-style-name="P8" draw:layer="layout" svg:x1="4.767cm" svg:y1="4.429cm" svg:x2="5.656cm" svg:y2="4.429cm">
          <text:p/>
        </draw:line>
        <draw:line draw:style-name="gr45" draw:text-style-name="P8" draw:layer="layout" svg:x1="5.868cm" svg:y1="4.429cm" svg:x2="6.757cm" svg:y2="4.429cm">
          <text:p/>
        </draw:line>
        <draw:line draw:style-name="gr45" draw:text-style-name="P8" draw:layer="layout" svg:x1="6.969cm" svg:y1="4.429cm" svg:x2="7.858cm" svg:y2="4.429cm">
          <text:p/>
        </draw:line>
        <draw:frame draw:style-name="gr46" draw:text-style-name="P21" draw:layer="layout" svg:width="0.853cm" svg:height="0.962cm" svg:x="2.592cm" svg:y="3.413cm">
          <draw:text-box>
            <text:p>1</text:p>
          </draw:text-box>
        </draw:frame>
        <draw:frame draw:style-name="gr46" draw:text-style-name="P21" draw:layer="layout" svg:width="0.853cm" svg:height="0.962cm" svg:x="3.693cm" svg:y="3.413cm">
          <draw:text-box>
            <text:p>0</text:p>
          </draw:text-box>
        </draw:frame>
        <draw:frame draw:style-name="gr46" draw:text-style-name="P21" draw:layer="layout" svg:width="0.853cm" svg:height="0.962cm" svg:x="4.794cm" svg:y="3.413cm">
          <draw:text-box>
            <text:p>0</text:p>
          </draw:text-box>
        </draw:frame>
        <draw:frame draw:style-name="gr46" draw:text-style-name="P21" draw:layer="layout" svg:width="0.853cm" svg:height="0.962cm" svg:x="5.894cm" svg:y="3.413cm">
          <draw:text-box>
            <text:p>0</text:p>
          </draw:text-box>
        </draw:frame>
        <draw:frame draw:style-name="gr46" draw:text-style-name="P21" draw:layer="layout" svg:width="0.853cm" svg:height="0.962cm" svg:x="6.995cm" svg:y="3.413cm">
          <draw:text-box>
            <text:p>0</text:p>
          </draw:text-box>
        </draw:frame>
        <draw:line draw:style-name="gr45" draw:text-style-name="P8" draw:layer="layout" svg:x1="8.07cm" svg:y1="4.429cm" svg:x2="8.959cm" svg:y2="4.429cm">
          <text:p/>
        </draw:line>
        <draw:line draw:style-name="gr45" draw:text-style-name="P8" draw:layer="layout" svg:x1="9.171cm" svg:y1="4.429cm" svg:x2="10.06cm" svg:y2="4.429cm">
          <text:p/>
        </draw:line>
        <draw:line draw:style-name="gr45" draw:text-style-name="P8" draw:layer="layout" svg:x1="10.272cm" svg:y1="4.429cm" svg:x2="11.161cm" svg:y2="4.429cm">
          <text:p/>
        </draw:line>
        <draw:line draw:style-name="gr45" draw:text-style-name="P8" draw:layer="layout" svg:x1="11.373cm" svg:y1="4.429cm" svg:x2="12.262cm" svg:y2="4.429cm">
          <text:p/>
        </draw:line>
        <draw:line draw:style-name="gr45" draw:text-style-name="P8" draw:layer="layout" svg:x1="12.474cm" svg:y1="4.429cm" svg:x2="13.363cm" svg:y2="4.429cm">
          <text:p/>
        </draw:line>
        <draw:line draw:style-name="gr45" draw:text-style-name="P8" draw:layer="layout" svg:x1="13.575cm" svg:y1="4.429cm" svg:x2="14.464cm" svg:y2="4.429cm">
          <text:p/>
        </draw:line>
        <draw:frame draw:style-name="gr56" draw:text-style-name="P24" draw:layer="layout" svg:width="0.903cm" svg:height="0.845cm" svg:x="2.524cm" svg:y="4.713cm">
          <draw:text-box>
            <text:p><text:span text:style-name="T11">2</text:span><text:span text:style-name="T12">1</text:span><text:span text:style-name="T12">0</text:span></text:p>
          </draw:text-box>
        </draw:frame>
        <draw:frame draw:style-name="gr56" draw:text-style-name="P24" draw:layer="layout" svg:width="0.904cm" svg:height="0.845cm" svg:x="3.744cm" svg:y="4.714cm">
          <draw:text-box>
            <text:p><text:span text:style-name="T11">2</text:span><text:span text:style-name="T12">9</text:span></text:p>
          </draw:text-box>
        </draw:frame>
        <draw:frame draw:style-name="gr56" draw:text-style-name="P24" draw:layer="layout" svg:width="0.903cm" svg:height="0.845cm" svg:x="4.863cm" svg:y="4.716cm">
          <draw:text-box>
            <text:p><text:span text:style-name="T11">2</text:span><text:span text:style-name="T12">8</text:span></text:p>
          </draw:text-box>
        </draw:frame>
        <draw:frame draw:style-name="gr56" draw:text-style-name="P24" draw:layer="layout" svg:width="0.903cm" svg:height="0.845cm" svg:x="5.982cm" svg:y="4.717cm">
          <draw:text-box>
            <text:p><text:span text:style-name="T11">2</text:span><text:span text:style-name="T12">7</text:span></text:p>
          </draw:text-box>
        </draw:frame>
        <draw:frame draw:style-name="gr56" draw:text-style-name="P24" draw:layer="layout" svg:width="0.904cm" svg:height="0.845cm" svg:x="7.1cm" svg:y="4.719cm">
          <draw:text-box>
            <text:p><text:span text:style-name="T11">2</text:span><text:span text:style-name="T12">6</text:span></text:p>
          </draw:text-box>
        </draw:frame>
        <draw:frame draw:style-name="gr56" draw:text-style-name="P24" draw:layer="layout" svg:width="0.903cm" svg:height="0.845cm" svg:x="8.219cm" svg:y="4.72cm">
          <draw:text-box>
            <text:p><text:span text:style-name="T11">2</text:span><text:span text:style-name="T12">5</text:span></text:p>
          </draw:text-box>
        </draw:frame>
        <draw:frame draw:style-name="gr56" draw:text-style-name="P24" draw:layer="layout" svg:width="0.903cm" svg:height="0.845cm" svg:x="9.338cm" svg:y="4.721cm">
          <draw:text-box>
            <text:p><text:span text:style-name="T11">2</text:span><text:span text:style-name="T12">4</text:span></text:p>
          </draw:text-box>
        </draw:frame>
        <draw:frame draw:style-name="gr56" draw:text-style-name="P24" draw:layer="layout" svg:width="0.903cm" svg:height="0.845cm" svg:x="10.457cm" svg:y="4.723cm">
          <draw:text-box>
            <text:p><text:span text:style-name="T11">2</text:span><text:span text:style-name="T12">3</text:span></text:p>
          </draw:text-box>
        </draw:frame>
        <draw:frame draw:style-name="gr56" draw:text-style-name="P24" draw:layer="layout" svg:width="0.904cm" svg:height="0.845cm" svg:x="11.575cm" svg:y="4.724cm">
          <draw:text-box>
            <text:p><text:span text:style-name="T11">2</text:span><text:span text:style-name="T12">2</text:span></text:p>
          </draw:text-box>
        </draw:frame>
        <draw:frame draw:style-name="gr56" draw:text-style-name="P24" draw:layer="layout" svg:width="0.903cm" svg:height="0.845cm" svg:x="12.694cm" svg:y="4.726cm">
          <draw:text-box>
            <text:p><text:span text:style-name="T11">2</text:span><text:span text:style-name="T12">1</text:span></text:p>
          </draw:text-box>
        </draw:frame>
        <draw:frame draw:style-name="gr56" draw:text-style-name="P24" draw:layer="layout" svg:width="0.903cm" svg:height="0.845cm" svg:x="13.813cm" svg:y="4.727cm">
          <draw:text-box>
            <text:p><text:span text:style-name="T11">2</text:span><text:span text:style-name="T12">0</text:span></text:p>
          </draw:text-box>
        </draw:frame>
        <draw:frame draw:style-name="gr46" draw:text-style-name="P21" draw:layer="layout" svg:width="0.853cm" svg:height="0.962cm" svg:x="8.096cm" svg:y="3.413cm">
          <draw:text-box>
            <text:p>0</text:p>
          </draw:text-box>
        </draw:frame>
        <draw:frame draw:style-name="gr46" draw:text-style-name="P21" draw:layer="layout" svg:width="0.853cm" svg:height="0.962cm" svg:x="9.197cm" svg:y="3.413cm">
          <draw:text-box>
            <text:p>0</text:p>
          </draw:text-box>
        </draw:frame>
        <draw:frame draw:style-name="gr46" draw:text-style-name="P21" draw:layer="layout" svg:width="0.853cm" svg:height="0.962cm" svg:x="10.298cm" svg:y="3.413cm">
          <draw:text-box>
            <text:p>0</text:p>
          </draw:text-box>
        </draw:frame>
        <draw:frame draw:style-name="gr46" draw:text-style-name="P21" draw:layer="layout" svg:width="0.853cm" svg:height="0.962cm" svg:x="11.399cm" svg:y="3.413cm">
          <draw:text-box>
            <text:p>0</text:p>
          </draw:text-box>
        </draw:frame>
        <draw:frame draw:style-name="gr46" draw:text-style-name="P21" draw:layer="layout" svg:width="0.853cm" svg:height="0.962cm" svg:x="12.5cm" svg:y="3.413cm">
          <draw:text-box>
            <text:p>1</text:p>
          </draw:text-box>
        </draw:frame>
        <draw:frame draw:style-name="gr46" draw:text-style-name="P21" draw:layer="layout" svg:width="0.853cm" svg:height="0.962cm" svg:x="13.601cm" svg:y="3.413cm">
          <draw:text-box>
            <text:p>0</text:p>
          </draw:text-box>
        </draw:frame>
        <draw:line draw:style-name="gr45" draw:text-style-name="P8" draw:layer="layout" svg:x1="2.56cm" svg:y1="12.13cm" svg:x2="3.449cm" svg:y2="12.13cm">
          <text:p/>
        </draw:line>
        <draw:line draw:style-name="gr45" draw:text-style-name="P8" draw:layer="layout" svg:x1="3.661cm" svg:y1="12.13cm" svg:x2="4.55cm" svg:y2="12.13cm">
          <text:p/>
        </draw:line>
        <draw:line draw:style-name="gr45" draw:text-style-name="P8" draw:layer="layout" svg:x1="4.762cm" svg:y1="12.13cm" svg:x2="5.651cm" svg:y2="12.13cm">
          <text:p/>
        </draw:line>
        <draw:line draw:style-name="gr45" draw:text-style-name="P8" draw:layer="layout" svg:x1="5.863cm" svg:y1="12.13cm" svg:x2="6.752cm" svg:y2="12.13cm">
          <text:p/>
        </draw:line>
        <draw:line draw:style-name="gr45" draw:text-style-name="P8" draw:layer="layout" svg:x1="6.964cm" svg:y1="12.13cm" svg:x2="7.853cm" svg:y2="12.13cm">
          <text:p/>
        </draw:line>
        <draw:frame draw:style-name="gr46" draw:text-style-name="P21" draw:layer="layout" svg:width="0.853cm" svg:height="0.962cm" svg:x="2.587cm" svg:y="11.114cm">
          <draw:text-box>
            <text:p>0</text:p>
          </draw:text-box>
        </draw:frame>
        <draw:frame draw:style-name="gr46" draw:text-style-name="P21" draw:layer="layout" svg:width="0.853cm" svg:height="0.962cm" svg:x="3.688cm" svg:y="11.114cm">
          <draw:text-box>
            <text:p>1</text:p>
          </draw:text-box>
        </draw:frame>
        <draw:frame draw:style-name="gr46" draw:text-style-name="P21" draw:layer="layout" svg:width="0.853cm" svg:height="0.962cm" svg:x="4.789cm" svg:y="11.114cm">
          <draw:text-box>
            <text:p>0</text:p>
          </draw:text-box>
        </draw:frame>
        <draw:frame draw:style-name="gr46" draw:text-style-name="P21" draw:layer="layout" svg:width="0.853cm" svg:height="0.962cm" svg:x="5.889cm" svg:y="11.114cm">
          <draw:text-box>
            <text:p>1</text:p>
          </draw:text-box>
        </draw:frame>
        <draw:frame draw:style-name="gr46" draw:text-style-name="P21" draw:layer="layout" svg:width="0.853cm" svg:height="0.962cm" svg:x="6.99cm" svg:y="11.114cm">
          <draw:text-box>
            <text:p>0</text:p>
          </draw:text-box>
        </draw:frame>
        <draw:line draw:style-name="gr45" draw:text-style-name="P8" draw:layer="layout" svg:x1="8.065cm" svg:y1="12.13cm" svg:x2="8.954cm" svg:y2="12.13cm">
          <text:p/>
        </draw:line>
        <draw:line draw:style-name="gr45" draw:text-style-name="P8" draw:layer="layout" svg:x1="10.768cm" svg:y1="12.13cm" svg:x2="11.657cm" svg:y2="12.13cm">
          <text:p/>
        </draw:line>
        <draw:line draw:style-name="gr45" draw:text-style-name="P8" draw:layer="layout" svg:x1="11.869cm" svg:y1="12.13cm" svg:x2="12.758cm" svg:y2="12.13cm">
          <text:p/>
        </draw:line>
        <draw:line draw:style-name="gr45" draw:text-style-name="P8" draw:layer="layout" svg:x1="12.97cm" svg:y1="12.13cm" svg:x2="13.859cm" svg:y2="12.13cm">
          <text:p/>
        </draw:line>
        <draw:frame draw:style-name="gr57" draw:text-style-name="P24" draw:layer="layout" svg:width="0.889cm" svg:height="0.605cm" svg:x="2.519cm" svg:y="12.414cm">
          <draw:text-box>
            <text:p><text:span text:style-name="T11">2</text:span><text:span text:style-name="T12">-1</text:span></text:p>
          </draw:text-box>
        </draw:frame>
        <draw:frame draw:style-name="gr57" draw:text-style-name="P24" draw:layer="layout" svg:width="0.889cm" svg:height="0.605cm" svg:x="3.72cm" svg:y="12.415cm">
          <draw:text-box>
            <text:p><text:span text:style-name="T11">2</text:span><text:span text:style-name="T12">-2</text:span></text:p>
          </draw:text-box>
        </draw:frame>
        <draw:frame draw:style-name="gr57" draw:text-style-name="P24" draw:layer="layout" svg:width="0.889cm" svg:height="0.605cm" svg:x="4.821cm" svg:y="12.416cm">
          <draw:text-box>
            <text:p><text:span text:style-name="T11">2</text:span><text:span text:style-name="T12">-3</text:span></text:p>
          </draw:text-box>
        </draw:frame>
        <draw:frame draw:style-name="gr57" draw:text-style-name="P24" draw:layer="layout" svg:width="0.889cm" svg:height="0.605cm" svg:x="5.922cm" svg:y="12.417cm">
          <draw:text-box>
            <text:p><text:span text:style-name="T11">2</text:span><text:span text:style-name="T12">-4</text:span></text:p>
          </draw:text-box>
        </draw:frame>
        <draw:frame draw:style-name="gr57" draw:text-style-name="P24" draw:layer="layout" svg:width="0.889cm" svg:height="0.605cm" svg:x="7.023cm" svg:y="12.418cm">
          <draw:text-box>
            <text:p><text:span text:style-name="T11">2</text:span><text:span text:style-name="T12">-5</text:span></text:p>
          </draw:text-box>
        </draw:frame>
        <draw:frame draw:style-name="gr57" draw:text-style-name="P24" draw:layer="layout" svg:width="0.889cm" svg:height="0.605cm" svg:x="8.124cm" svg:y="12.419cm">
          <draw:text-box>
            <text:p><text:span text:style-name="T11">2</text:span><text:span text:style-name="T12">-6</text:span></text:p>
          </draw:text-box>
        </draw:frame>
        <draw:frame draw:style-name="gr57" draw:text-style-name="P24" draw:layer="layout" svg:width="0.968cm" svg:height="0.605cm" svg:x="10.827cm" svg:y="12.422cm">
          <draw:text-box>
            <text:p><text:span text:style-name="T11">2</text:span><text:span text:style-name="T12">-</text:span><text:span text:style-name="T12">50</text:span></text:p>
          </draw:text-box>
        </draw:frame>
        <draw:frame draw:style-name="gr57" draw:text-style-name="P24" draw:layer="layout" svg:width="0.889cm" svg:height="0.605cm" svg:x="11.928cm" svg:y="12.423cm">
          <draw:text-box>
            <text:p><text:span text:style-name="T11">2</text:span><text:span text:style-name="T12">-51</text:span></text:p>
          </draw:text-box>
        </draw:frame>
        <draw:frame draw:style-name="gr57" draw:text-style-name="P24" draw:layer="layout" svg:width="0.889cm" svg:height="0.605cm" svg:x="13.029cm" svg:y="12.424cm">
          <draw:text-box>
            <text:p><text:span text:style-name="T11">2</text:span><text:span text:style-name="T12">-52</text:span></text:p>
          </draw:text-box>
        </draw:frame>
        <draw:frame draw:style-name="gr46" draw:text-style-name="P21" draw:layer="layout" svg:width="0.853cm" svg:height="0.962cm" svg:x="8.091cm" svg:y="11.114cm">
          <draw:text-box>
            <text:p>0</text:p>
          </draw:text-box>
        </draw:frame>
        <draw:frame draw:style-name="gr46" draw:text-style-name="P21" draw:layer="layout" svg:width="0.853cm" svg:height="0.962cm" svg:x="10.794cm" svg:y="11.114cm">
          <draw:text-box>
            <text:p>0</text:p>
          </draw:text-box>
        </draw:frame>
        <draw:frame draw:style-name="gr46" draw:text-style-name="P21" draw:layer="layout" svg:width="0.853cm" svg:height="0.962cm" svg:x="11.895cm" svg:y="11.114cm">
          <draw:text-box>
            <text:p>0</text:p>
          </draw:text-box>
        </draw:frame>
        <draw:frame draw:style-name="gr46" draw:text-style-name="P21" draw:layer="layout" svg:width="0.853cm" svg:height="0.962cm" svg:x="12.996cm" svg:y="11.114cm">
          <draw:text-box>
            <text:p>0</text:p>
          </draw:text-box>
        </draw:frame>
        <draw:frame draw:style-name="gr58" draw:text-style-name="P21" draw:layer="layout" svg:width="1.143cm" svg:height="1.09cm" svg:x="9.255cm" svg:y="11.476cm">
          <draw:text-box>
            <text:p>...</text:p>
          </draw:text-box>
        </draw:frame>
        <draw:frame draw:style-name="gr59" draw:text-style-name="P21" draw:layer="layout" svg:width="10.294cm" svg:height="0.962cm" svg:x="3.541cm" svg:y="9.843cm">
          <draw:text-box>
            <text:p>Mantissa for floating point exampl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pace_20_Metal" draw:display-name="Space Metal" xlink:href="Pictures/100000000000005E0000005E88DD6821566B562A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3:18.247337754</meta:creation-date>
    <dc:date>2023-07-15T13:46:51.337821063</dc:date>
    <meta:editing-duration>P2DT6H30M35S</meta:editing-duration>
    <meta:editing-cycles>31</meta:editing-cycles>
    <meta:generator>LibreOffice/7.3.7.2$Linux_X86_64 LibreOffice_project/30$Build-2</meta:generator>
    <meta:document-statistic meta:object-count="996"/>
  </office:meta>
</office:document-meta>
</file>